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08cm"/>
    </style:style>
    <style:style style:name="co2" style:family="table-column">
      <style:table-column-properties fo:break-before="auto" style:column-width="5.927cm"/>
    </style:style>
    <style:style style:name="co3" style:family="table-column">
      <style:table-column-properties fo:break-before="auto" style:column-width="1.191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1.958cm"/>
    </style:style>
    <style:style style:name="co8" style:family="table-column">
      <style:table-column-properties fo:break-before="auto" style:column-width="2.09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0.82cm"/>
    </style:style>
    <style:style style:name="co12" style:family="table-column">
      <style:table-column-properties fo:break-before="auto" style:column-width="6.112cm"/>
    </style:style>
    <style:style style:name="co13" style:family="table-column">
      <style:table-column-properties fo:break-before="auto" style:column-width="16.616cm"/>
    </style:style>
    <style:style style:name="co14" style:family="table-column">
      <style:table-column-properties fo:break-before="auto" style:column-width="2.037cm"/>
    </style:style>
    <style:style style:name="co15" style:family="table-column">
      <style:table-column-properties fo:break-before="auto" style:column-width="4.974cm"/>
    </style:style>
    <style:style style:name="co16" style:family="table-column">
      <style:table-column-properties fo:break-before="auto" style:column-width="2.963cm"/>
    </style:style>
    <style:style style:name="co17" style:family="table-column">
      <style:table-column-properties fo:break-before="auto" style:column-width="3.096cm"/>
    </style:style>
    <style:style style:name="co18" style:family="table-column">
      <style:table-column-properties fo:break-before="auto" style:column-width="6.985cm"/>
    </style:style>
    <style:style style:name="co19" style:family="table-column">
      <style:table-column-properties fo:break-before="auto" style:column-width="3.836cm"/>
    </style:style>
    <style:style style:name="co20" style:family="table-column">
      <style:table-column-properties fo:break-before="auto" style:column-width="4.815cm"/>
    </style:style>
    <style:style style:name="co21" style:family="table-column">
      <style:table-column-properties fo:break-before="auto" style:column-width="2.566cm"/>
    </style:style>
    <style:style style:name="co22" style:family="table-column">
      <style:table-column-properties fo:break-before="auto" style:column-width="4.128cm"/>
    </style:style>
    <style:style style:name="co23" style:family="table-column">
      <style:table-column-properties fo:break-before="auto" style:column-width="0.9cm"/>
    </style:style>
    <style:style style:name="co24" style:family="table-column">
      <style:table-column-properties fo:break-before="auto" style:column-width="0.397cm"/>
    </style:style>
    <style:style style:name="co25" style:family="table-column">
      <style:table-column-properties fo:break-before="auto" style:column-width="2.619cm"/>
    </style:style>
    <style:style style:name="co26" style:family="table-column">
      <style:table-column-properties fo:break-before="auto" style:column-width="6.879cm"/>
    </style:style>
    <style:style style:name="co27" style:family="table-column">
      <style:table-column-properties fo:break-before="auto" style:column-width="0.423cm"/>
    </style:style>
    <style:style style:name="co28" style:family="table-column">
      <style:table-column-properties fo:break-before="auto" style:column-width="6.853cm"/>
    </style:style>
    <style:style style:name="co29" style:family="table-column">
      <style:table-column-properties fo:break-before="auto" style:column-width="0.582cm"/>
    </style:style>
    <style:style style:name="co30" style:family="table-column">
      <style:table-column-properties fo:break-before="auto" style:column-width="4.736cm"/>
    </style:style>
    <style:style style:name="co31" style:family="table-column">
      <style:table-column-properties fo:break-before="auto" style:column-width="1.138cm"/>
    </style:style>
    <style:style style:name="co32" style:family="table-column">
      <style:table-column-properties fo:break-before="auto" style:column-width="6.324cm"/>
    </style:style>
    <style:style style:name="co33" style:family="table-column">
      <style:table-column-properties fo:break-before="auto" style:column-width="0.3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23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8" style:family="table-cell" style:parent-style-name="Default" style:data-style-name="N0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36">
      <style:text-properties fo:font-size="10pt" style:font-size-asian="10pt" style:font-size-complex="10pt"/>
    </style:style>
    <style:style style:name="ce17" style:family="table-cell" style:parent-style-name="Default" style:data-style-name="N36"/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4"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 style:data-style-name="N0">
      <style:table-cell-properties fo:background-color="#ffff00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4"/>
    <style:style style:name="ce1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0pt" style:font-size-asian="10pt" style:font-size-complex="10pt"/>
    </style:style>
    <style:style style:name="ce18" style:family="table-cell" style:parent-style-name="Default" style:data-style-name="N11"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ackground-color="transparent" fo:border="0.06pt solid #000000"/>
    </style:style>
    <style:style style:name="ce86" style:family="table-cell" style:parent-style-name="Default" style:data-style-name="N0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9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style:cell-protect="hidden-and-protected" style:print-content="true"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cell-protect="hidden-and-protected" style:print-content="tru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0">
      <style:table-cell-properties style:cell-protect="none" style:print-content="true" fo:border="0.06pt solid #000000" style:vertical-align="middle"/>
      <style:text-properties fo:font-size="12pt" style:font-size-asian="12pt" style:font-size-complex="12pt"/>
    </style:style>
    <style:style style:name="ce23" style:family="table-cell" style:parent-style-name="Default" style:data-style-name="N100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99" style:family="table-cell" style:parent-style-name="Default" style:data-style-name="N100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 style:data-style-name="N100">
      <style:table-cell-properties style:text-align-source="fix" style:repeat-content="false" style:vertical-align="automatic"/>
      <style:paragraph-properties fo:text-align="justify"/>
      <style:text-properties fo:font-size="12pt" style:font-size-asian="12pt" style:font-size-complex="12pt"/>
    </style:style>
    <style:style style:name="ce26" style:family="table-cell" style:parent-style-name="Default" style:data-style-name="N100"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ackground-color="transparent"/>
    </style:style>
    <style:style style:name="ce107" style:family="table-cell" style:parent-style-name="Default" style:data-style-name="N0"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 style:data-style-name="N36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7" style:family="table-cell" style:parent-style-name="Excel_20_Built-in_20_Currency" style:data-style-name="N4">
      <style:table-cell-properties style:cell-protect="none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fo:font-size="12pt" style:font-size-asian="12pt" style:font-size-complex="12pt"/>
    </style:style>
    <style:style style:name="ce38" style:family="table-cell" style:parent-style-name="Default" style:data-style-name="N4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style:cell-protect="hidden-and-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style:cell-protect="hidden-and-protected" style:print-content="true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bottom="none" style:cell-protect="hidden-and-protected" style:print-content="true" fo:border-left="0.06pt solid #000000" fo:border-right="none" fo:border-top="0.06pt solid #000000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-bottom="none" style:cell-protect="hidden-and-protected" style:print-content="true" fo:border-left="0.06pt solid #000000" fo:border-right="none" fo:border-top="none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0.06pt solid #000000" fo:border-right="none" fo:border-top="none" style:vertical-align="top"/>
      <style:paragraph-properties fo:text-align="start" fo:margin-left="0cm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fo:border-bottom="0.06pt solid #000000" style:cell-protect="hidden-and-protected" style:print-content="true" fo:border-left="0.06pt solid #000000" fo:border-right="none" fo:border-top="none"/>
      <style:text-properties fo:font-size="12pt" style:font-size-asian="12pt" style:font-size-complex="12pt"/>
    </style:style>
    <style:style style:name="ce14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wrap-option="wrap" style:rotation-angle="90" style:vertical-align="middl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wrap-option="wrap" style:rotation-angle="90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cell-protect="hidden-and-protected" style:print-content="true" fo:border-left="none" fo:border-right="none" fo:border-top="0.06pt solid #000000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rotation-angle="90" style:vertical-align="middle"/>
      <style:paragraph-properties fo:text-align="center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-bottom="0.06pt solid #000000" style:cell-protect="hidden-and-protected" style:print-content="true" fo:border-left="none" fo:border-right="none" fo:border-top="none"/>
      <style:text-properties fo:font-size="12pt" style:font-size-asian="12pt" style:font-size-complex="12pt"/>
    </style:style>
    <style:style style:name="ce113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wrap-option="wrap" fo:border-left="2.01pt solid #000000" fo:border-right="none" style:rotation-angle="9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18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wrap-option="wrap" fo:border-left="2.01pt solid #000000" fo:border-right="none" style:rotation-angle="90" fo:border-top="none" style:vertical-align="middle"/>
      <style:paragraph-properties fo:text-align="center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-bottom="2.01pt solid #000000" style:cell-protect="hidden-and-protected" style:print-content="true" style:text-align-source="fix" style:repeat-content="false" fo:wrap-option="wrap" fo:border-left="2.01pt solid #000000" fo:border-right="none" style:rotation-angle="90" fo:border-top="none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wrap-option="wrap" fo:border-left="0.06pt solid #000000" fo:border-right="none" style:rotation-angle="90" fo:border-top="none" style:vertical-align="middle"/>
      <style:paragraph-properties fo:text-align="center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wrap-option="wrap" fo:border-left="0.06pt solid #000000" fo:border-right="none" style:rotation-angle="90" fo:border-top="none" style:vertical-align="middle"/>
      <style:paragraph-properties fo:text-align="center"/>
      <style:text-properties fo:font-size="12pt" style:font-size-asian="12pt" style:font-size-complex="12pt"/>
    </style:style>
    <style:style style:name="ce114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2.01pt solid #000000" style:vertical-align="top"/>
      <style:paragraph-properties fo:text-align="center"/>
      <style:text-properties fo:font-size="12pt" fo:font-style="italic" style:text-underline-style="solid" style:text-underline-type="double" style:text-underline-width="auto" style:text-underline-color="font-color" style:font-size-asian="12pt" style:font-style-asian="italic" style:font-size-complex="12pt" style:font-style-complex="italic"/>
    </style:style>
    <style:style style:name="ce121" style:family="table-cell" style:parent-style-name="Default" style:data-style-name="N36">
      <style:table-cell-properties fo:border-bottom="2.01pt solid #000000" style:cell-protect="hidden-and-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059" fo:font-size="18pt" fo:font-weight="bold" style:font-name-asian="C059" style:font-size-asian="18pt" style:font-weight-asian="bold" style:font-name-complex="C059" style:font-size-complex="18pt" style:font-weight-complex="bold"/>
    </style:style>
    <style:style style:name="ce13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wrap-option="wrap" fo:border-left="none" fo:border-right="none" fo:border-top="2.01pt solid #000000" style:vertical-align="middle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6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8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start" fo:margin-left="0cm" style:writing-mode="lr-tb"/>
      <style:text-properties fo:font-size="14pt" fo:font-style="italic" style:font-size-asian="14pt" style:font-style-asian="italic" style:font-size-complex="14pt" style:font-style-complex="italic"/>
    </style:style>
    <style:style style:name="ce73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top"/>
      <style:paragraph-properties fo:text-align="start" fo:margin-left="0cm"/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ce10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4pt" fo:font-style="italic" style:font-size-asian="14pt" style:font-style-asian="italic" style:font-size-complex="14pt" style:font-style-complex="italic"/>
    </style:style>
    <style:style style:name="ce82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7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start" fo:margin-left="0cm" style:writing-mode="lr-tb"/>
      <style:text-properties fo:font-size="12pt" fo:font-style="italic" style:font-size-asian="12pt" style:font-style-asian="italic" style:font-size-complex="12pt" style:font-style-complex="italic"/>
    </style:style>
    <style:style style:name="ce91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top"/>
      <style:paragraph-properties fo:text-align="start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40" style:family="table-cell" style:parent-style-name="Default" style:data-style-name="N0">
      <style:table-cell-properties fo:background-color="transparent"/>
    </style:style>
    <style:style style:name="ce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2.01pt solid #000000" fo:border-right="none" fo:border-top="2.01pt solid #000000" style:vertical-align="top"/>
      <style:paragraph-properties fo:text-align="center"/>
      <style:text-properties fo:font-size="12pt" fo:font-style="italic" style:text-underline-style="solid" style:text-underline-type="double" style:text-underline-width="auto" style:text-underline-color="font-color" style:font-size-asian="12pt" style:font-style-asian="italic" style:font-size-complex="12pt" style:font-style-complex="italic"/>
    </style:style>
    <style:style style:name="ce130" style:family="table-cell" style:parent-style-name="Default" style:data-style-name="N36">
      <style:table-cell-properties fo:border-bottom="2.01pt solid #000000" style:cell-protect="hidden-and-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C059" fo:font-size="18pt" fo:font-weight="bold" style:font-name-asian="C059" style:font-size-asian="18pt" style:font-weight-asian="bold" style:font-name-complex="C059" style:font-size-complex="18pt" style:font-weight-complex="bold"/>
    </style:style>
    <style:style style:name="ce103" style:family="table-cell" style:parent-style-name="Default" style:data-style-name="N100">
      <style:table-cell-properties style:cell-protect="hidden-and-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2.01pt solid #000000" style:vertical-align="top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108" style:family="table-cell" style:parent-style-name="Default" style:data-style-name="N0">
      <style:table-cell-properties style:cell-protect="hidden-and-protected" style:print-content="true"/>
      <style:text-properties style:font-name="C059" fo:font-size="18pt" fo:font-weight="bold" style:font-name-asian="C059" style:font-size-asian="18pt" style:font-weight-asian="bold" style:font-name-complex="C059" style:font-size-complex="18pt" style:font-weight-complex="bold"/>
    </style:style>
    <style:style style:name="ce122" style:family="table-cell" style:parent-style-name="Default" style:data-style-name="N0">
      <style:table-cell-properties fo:border-bottom="2.01pt solid #000000" style:cell-protect="hidden-and-protected" style:print-content="true" fo:border-left="none" fo:border-right="none" fo:border-top="none"/>
      <style:text-properties style:font-name="C059" fo:font-size="18pt" fo:font-weight="bold" style:font-name-asian="C059" style:font-size-asian="18pt" style:font-weight-asian="bold" style:font-name-complex="C059" style:font-size-complex="18pt" style:font-weight-complex="bold"/>
    </style:style>
    <style:style style:name="ce66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start" fo:margin-lef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top"/>
      <style:paragraph-properties fo:text-align="start" fo:margin-left="0cm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Excel_20_Built-in_20_Comma" style:data-style-name="N111">
      <style:table-cell-properties fo:border-bottom="2.01pt solid #000000" style:cell-protect="hidden-and-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059" fo:font-size="18pt" fo:font-weight="bold" style:font-name-asian="C059" style:font-size-asian="18pt" style:font-weight-asian="bold" style:font-name-complex="C059" style:font-size-complex="18pt" style:font-weight-complex="bold"/>
    </style:style>
    <style:style style:name="ce100" style:family="table-cell" style:parent-style-name="Default" style:data-style-name="N100">
      <style:table-cell-properties fo:border-bottom="none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start" fo:margin-lef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10" style:family="table-cell" style:parent-style-name="Default" style:data-style-name="N1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C059" fo:font-size="18pt" fo:font-weight="bold" style:font-name-asian="C059" style:font-size-asian="18pt" style:font-weight-asian="bold" style:font-name-complex="C059" style:font-size-complex="18pt" style:font-weight-complex="bold"/>
    </style:style>
    <style:style style:name="ce124" style:family="table-cell" style:parent-style-name="Default" style:data-style-name="N1">
      <style:table-cell-properties fo:border-bottom="2.01pt solid #000000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C059" fo:font-size="18pt" fo:font-weight="bold" style:font-name-asian="C059" style:font-size-asian="18pt" style:font-weight-asian="bold" style:font-name-complex="C059" style:font-size-complex="18pt" style:font-weight-complex="bold"/>
    </style:style>
    <style:style style:name="ce125" style:family="table-cell" style:parent-style-name="Default" style:data-style-name="N0">
      <style:table-cell-properties fo:border-bottom="2.01pt solid #000000" style:cell-protect="hidden-and-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059" fo:font-size="18pt" style:font-name-asian="C059" style:font-size-asian="18pt" style:font-name-complex="C059" style:font-size-complex="18pt"/>
    </style:style>
    <style:style style:name="ce75" style:family="table-cell" style:parent-style-name="Default" style:data-style-name="N0">
      <style:table-cell-properties style:cell-protect="hidden-and-protected" style:print-content="true" style:text-align-source="fix" style:repeat-content="false" fo:wrap-option="wrap" fo:padding-bottom="0.035cm" fo:padding-left="0.035cm" fo:padding-right="0cm" fo:padding-top="0.035cm" style:vertical-align="top"/>
      <style:paragraph-properties fo:text-align="end"/>
      <style:text-properties fo:color="#999999" fo:font-size="12pt" style:font-size-asian="12pt" style:font-size-complex="12pt"/>
    </style:style>
    <style:style style:name="ce84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116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top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112" style:family="table-cell" style:parent-style-name="Default" style:data-style-name="N0">
      <style:text-properties style:font-name="C059" fo:font-size="18pt" fo:font-weight="bold" style:font-name-asian="C059" style:font-size-asian="18pt" style:font-weight-asian="bold" style:font-name-complex="C059" style:font-size-complex="18pt" style:font-weight-complex="bold"/>
    </style:style>
    <style:style style:name="ce126" style:family="table-cell" style:parent-style-name="Default" style:data-style-name="N0">
      <style:table-cell-properties fo:border-bottom="2.01pt solid #000000" fo:border-left="none" fo:border-right="none" fo:border-top="none"/>
      <style:text-properties style:font-name="C059" fo:font-size="18pt" fo:font-weight="bold" style:font-name-asian="C059" style:font-size-asian="18pt" style:font-weight-asian="bold" style:font-name-complex="C059" style:font-size-complex="18pt" style:font-weight-complex="bold"/>
    </style:style>
    <style:style style:name="ce117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2.01pt solid #000000" fo:border-top="2.01pt solid #000000" style:vertical-align="top"/>
      <style:paragraph-properties fo:text-align="center"/>
      <style:text-properties fo:font-size="12pt" fo:font-style="italic" style:text-underline-style="solid" style:text-underline-type="double" style:text-underline-width="auto" style:text-underline-color="font-color" style:font-size-asian="12pt" style:font-style-asian="italic" style:font-size-complex="12pt" style:font-style-complex="italic"/>
    </style:style>
    <style:style style:name="ce127" style:family="table-cell" style:parent-style-name="Default" style:data-style-name="N36">
      <style:table-cell-properties fo:border-bottom="2.01pt solid #000000" style:cell-protect="hidden-and-protected" style:print-content="tru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font-name="C059" fo:font-size="18pt" style:font-name-asian="C059" style:font-size-asian="18pt" style:font-name-complex="C059" style:font-size-complex="18pt"/>
    </style:style>
    <style:style style:name="ce71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 style:data-style-name="N0">
      <style:table-cell-properties fo:border-bottom="none" style:cell-protect="hidden-and-protected" style:print-content="true" fo:border-left="none" fo:border-right="0.06pt solid #000000" fo:border-top="none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06pt solid #000000" style:cell-protect="hidden-and-protected" style:print-content="true" fo:border-left="none" fo:border-right="0.06pt solid #000000" fo:border-top="none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bottom="none" style:cell-protect="hidden-and-protected" style:print-content="true" fo:border-left="none" fo:border-right="0.06pt solid #000000" fo:border-top="0.06pt solid #000000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Gerçek Kişi&quot;;&quot;Tüzel Kişi&quot;)" table:allow-empty-cell="true" table:display-list="unsorted" table:base-cell-address="Sheet4.A1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A1">
          <table:help-message table:display="true"/>
          <table:error-message table:message-type="stop" table:display="true"/>
        </table:content-validation>
      </table:content-validations>
      <table:table table:name="Sheet4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52" table:default-cell-style-name="ce2"/>
        <table:table-column table:style-name="co10" table:number-columns-repeated="964" table:default-cell-style-name="ce1"/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SnE este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Toplamlar</text:p>
          </table:table-cell>
          <table:table-cell table:style-name="ce3"/>
          <table:table-cell table:style-name="ce1"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Kira Bedeli</text:p>
          </table:table-cell>
          <table:table-cell table:style-name="ce5" table:formula="of:=SUM([.D18:.D28])-[.E19]" office:value-type="float" office:value="96000" calcext:value-type="float">
            <text:p>96.000,0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Toplam Ödeme</text:p>
          </table:table-cell>
          <table:table-cell table:style-name="ce5" table:formula="of:=SUM([.E21:.E31])" office:value-type="float" office:value="65000" calcext:value-type="float">
            <text:p>65.000,0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Toplam Ödenecek</text:p>
          </table:table-cell>
          <table:table-cell table:style-name="ce5" table:formula="of:=[.F28]" office:value-type="float" office:value="31000" calcext:value-type="float">
            <text:p>31.000,0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<text:s/>Masraf</text:p>
          </table:table-cell>
          <table:table-cell table:style-name="ce5" table:formula="of:=[.E34]" office:value-type="float" office:value="0" calcext:value-type="float">
            <text:p>0,0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1"/>
          <table:table-cell table:style-name="ce7" office:value-type="string" calcext:value-type="string">
            <text:p><text:s/>Net Kira</text:p>
          </table:table-cell>
          <table:table-cell table:style-name="ce5" table:formula="of:=[.D6]-[.D8]" office:value-type="float" office:value="65000" calcext:value-type="float">
            <text:p>65.000,00</text:p>
          </table:table-cell>
          <table:table-cell table:style-name="ce1"/>
          <table:table-cell table:style-name="ce5"/>
          <table:table-cell table:number-columns-repeated="1018"/>
        </table:table-row>
        <table:table-row table:style-name="ro1">
          <table:table-cell/>
          <table:table-cell table:style-name="ce3" table:number-columns-repeated="2"/>
          <table:table-cell table:style-name="ce5" table:number-columns-repeated="3"/>
          <table:table-cell table:number-columns-repeated="1018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8" office:value-type="string" calcext:value-type="string">
            <text:p>Tarih</text:p>
          </table:table-cell>
          <table:table-cell table:style-name="ce8" office:value-type="string" calcext:value-type="string">
            <text:p>Açıklama</text:p>
          </table:table-cell>
          <table:table-cell table:style-name="ce8"/>
          <table:table-cell table:style-name="ce7" office:value-type="string" calcext:value-type="string">
            <text:p>Kira bedeli</text:p>
          </table:table-cell>
          <table:table-cell table:style-name="ce7" office:value-type="string" calcext:value-type="string">
            <text:p>Ödeme</text:p>
          </table:table-cell>
          <table:table-cell table:style-name="ce7" office:value-type="string" calcext:value-type="string">
            <text:p>Bakiye</text:p>
          </table:table-cell>
          <table:table-cell table:number-columns-repeated="1018"/>
        </table:table-row>
        <table:table-row table:style-name="ro1">
          <table:table-cell table:style-name="ce8" table:number-columns-repeated="3"/>
          <table:table-cell table:style-name="ce7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Motorcu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9" office:value-type="date" office:date-value="2022-08-01" calcext:value-type="date">
            <text:p>01.08.2022</text:p>
          </table:table-cell>
          <table:table-cell table:style-name="ce2" office:value-type="string" calcext:value-type="string">
            <text:p>Cihan Çam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23-24 kira bedeli 108000 TL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özleşme bedeli</text:p>
          </table:table-cell>
          <table:table-cell table:style-name="ce2"/>
          <table:table-cell office:value-type="float" office:value="108000" calcext:value-type="float">
            <text:p>108.000,00</text:p>
          </table:table-cell>
          <table:table-cell/>
          <table:table-cell table:formula="of:=[.F16]+[.D18]-[.E18]" office:value-type="float" office:value="108000" calcext:value-type="float">
            <text:p>108.000,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2023 yılı için indirim</text:p>
          </table:table-cell>
          <table:table-cell table:style-name="ce2"/>
          <table:table-cell/>
          <table:table-cell office:value-type="float" office:value="12000" calcext:value-type="float">
            <text:p>12.000,00</text:p>
          </table:table-cell>
          <table:table-cell table:formula="of:=[.F18]+[.D19]-[.E19]" office:value-type="float" office:value="96000" calcext:value-type="float">
            <text:p>96.000,00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3-08-30" calcext:value-type="date">
            <text:p>30.08.2023</text:p>
          </table:table-cell>
          <table:table-cell table:style-name="ce2" office:value-type="string" calcext:value-type="string">
            <text:p>Anlaşma yapıldı</text:p>
          </table:table-cell>
          <table:table-cell table:style-name="ce2"/>
          <table:table-cell table:number-columns-repeated="2"/>
          <table:table-cell table:formula="of:=[.F19]+[.D20]-[.E20]" office:value-type="float" office:value="96000" calcext:value-type="float">
            <text:p>96.000,00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3-09-02" calcext:value-type="date">
            <text:p>02.09.2023</text:p>
          </table:table-cell>
          <table:table-cell table:style-name="ce2" office:value-type="string" calcext:value-type="string">
            <text:p>Nakit Elden ödeme</text:p>
          </table:table-cell>
          <table:table-cell table:style-name="ce2"/>
          <table:table-cell/>
          <table:table-cell office:value-type="float" office:value="65000" calcext:value-type="float">
            <text:p>65.000,00</text:p>
          </table:table-cell>
          <table:table-cell table:formula="of:=[.F20]+[.D21]-[.E21]" office:value-type="float" office:value="31000" calcext:value-type="float">
            <text:p>31.000,00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3-09-30" calcext:value-type="date">
            <text:p>30.09.2023</text:p>
          </table:table-cell>
          <table:table-cell table:style-name="ce2" office:value-type="string" calcext:value-type="string">
            <text:p>senet 1/5 6000 31-6=25000</text:p>
          </table:table-cell>
          <table:table-cell table:style-name="ce2"/>
          <table:table-cell table:number-columns-repeated="2"/>
          <table:table-cell table:formula="of:=[.F21]+[.D22]-[.E22]" office:value-type="float" office:value="31000" calcext:value-type="float">
            <text:p>31.000,00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3-10-30" calcext:value-type="date">
            <text:p>30.10.2023</text:p>
          </table:table-cell>
          <table:table-cell table:style-name="ce2" office:value-type="string" calcext:value-type="string">
            <text:p>senet 2/5 6000 25-6=19000</text:p>
          </table:table-cell>
          <table:table-cell table:style-name="ce2"/>
          <table:table-cell table:style-name="ce10"/>
          <table:table-cell table:style-name="ce1"/>
          <table:table-cell table:formula="of:=[.F22]+[.D23]-[.E23]" office:value-type="float" office:value="31000" calcext:value-type="float">
            <text:p>31.000,00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3-11-30" calcext:value-type="date">
            <text:p>30.11.2023</text:p>
          </table:table-cell>
          <table:table-cell table:style-name="ce2" office:value-type="string" calcext:value-type="string">
            <text:p>senet 3/5 6000 19-6=13000</text:p>
          </table:table-cell>
          <table:table-cell table:style-name="ce1" table:number-columns-repeated="3"/>
          <table:table-cell table:formula="of:=[.F23]+[.D24]-[.E24]" office:value-type="float" office:value="31000" calcext:value-type="float">
            <text:p>31.000,00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3-12-30" calcext:value-type="date">
            <text:p>30.12.2023</text:p>
          </table:table-cell>
          <table:table-cell table:style-name="ce2" office:value-type="string" calcext:value-type="string">
            <text:p>senet 4/5 6000 13-6= <text:s/>7000</text:p>
          </table:table-cell>
          <table:table-cell table:style-name="ce2"/>
          <table:table-cell table:style-name="ce10"/>
          <table:table-cell table:style-name="ce1"/>
          <table:table-cell table:formula="of:=[.F24]+[.D25]-[.E25]" office:value-type="float" office:value="31000" calcext:value-type="float">
            <text:p>31.000,00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4-01-30" calcext:value-type="date">
            <text:p>30.01.2024</text:p>
          </table:table-cell>
          <table:table-cell table:style-name="ce2" office:value-type="string" calcext:value-type="string">
            <text:p>senet 5/5 7000 7-7 <text:s/>= <text:s text:c="8"/>0</text:p>
          </table:table-cell>
          <table:table-cell table:style-name="ce2"/>
          <table:table-cell table:style-name="ce10"/>
          <table:table-cell table:style-name="ce1"/>
          <table:table-cell table:formula="of:=[.F25]+[.D26]-[.E26]" office:value-type="float" office:value="31000" calcext:value-type="float">
            <text:p>31.000,0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 table:number-columns-repeated="2"/>
          <table:table-cell table:style-name="ce10"/>
          <table:table-cell table:style-name="ce1"/>
          <table:table-cell table:formula="of:=[.F26]+[.D27]-[.E27]" office:value-type="float" office:value="31000" calcext:value-type="float">
            <text:p>31.000,0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1"/>
          <table:table-cell table:style-name="ce12" office:value-type="string" calcext:value-type="string">
            <text:p>Kalan Bakiye</text:p>
          </table:table-cell>
          <table:table-cell table:style-name="ce13"/>
          <table:table-cell table:style-name="ce14"/>
          <table:table-cell table:style-name="ce14" table:formula="of:=[.F27]+[.D28]-[.E28]" office:value-type="float" office:value="31000" calcext:value-type="float">
            <text:p>31.000,0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 table:number-columns-repeated="2"/>
          <table:table-cell table:style-name="ce10"/>
          <table:table-cell table:style-name="ce1"/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 table:style-name="ce10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2" table:number-columns-repeated="2"/>
          <table:table-cell table:style-name="ce10"/>
          <table:table-cell table:number-columns-repeated="1020"/>
        </table:table-row>
        <table:table-row table:style-name="ro1">
          <table:table-cell/>
          <table:table-cell table:style-name="ce1" table:number-columns-repeated="5"/>
          <table:table-cell table:number-columns-repeated="1018"/>
        </table:table-row>
        <table:table-row table:style-name="ro1">
          <table:table-cell/>
          <table:table-cell table:style-name="ce3" table:number-columns-repeated="2"/>
          <table:table-cell table:style-name="ce1"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Masraflar</text:p>
          </table:table-cell>
          <table:table-cell table:style-name="ce3"/>
          <table:table-cell table:style-name="ce1"/>
          <table:table-cell table:style-name="ce5" table:formula="of:=SUM([.E35:.E54])" office:value-type="float" office:value="0" calcext:value-type="float">
            <text:p>0,00</text:p>
          </table:table-cell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9"/>
          <table:table-cell table:number-columns-repeated="3"/>
          <table:table-cell table:style-name="ce15"/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16"/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7">
          <table:table-cell table:style-name="ce17"/>
          <table:table-cell table:style-name="ce2" table:number-columns-repeated="2"/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/>
          <table:table-cell table:number-columns-repeated="5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9" office:value-type="date" office:date-value="2022-08-01" calcext:value-type="date">
            <text:p>01.08.2022</text:p>
          </table:table-cell>
          <table:table-cell table:style-name="ce2" office:value-type="string" calcext:value-type="string">
            <text:p>Cihan Çam</text:p>
          </table:table-cell>
          <table:table-cell table:style-name="ce2"/>
          <table:table-cell table:number-columns-repeated="3"/>
          <table:table-cell table:style-name="ce18"/>
          <table:table-cell table:style-name="ce5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table:style-name="ce18"/>
          <table:table-cell table:style-name="ce5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22-23 kira bedeli 45000 TL</text:p>
          </table:table-cell>
          <table:table-cell table:style-name="ce2"/>
          <table:table-cell table:number-columns-repeated="3"/>
          <table:table-cell table:style-name="ce18"/>
          <table:table-cell table:style-name="ce5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table:style-name="ce18"/>
          <table:table-cell table:style-name="ce5"/>
          <table:table-cell table:number-columns-repeated="1016"/>
        </table:table-row>
        <table:table-row table:style-name="ro1">
          <table:table-cell table:style-name="ce9" office:value-type="date" office:date-value="2022-08-01" calcext:value-type="date">
            <text:p>01.08.2022</text:p>
          </table:table-cell>
          <table:table-cell table:style-name="ce2" office:value-type="string" calcext:value-type="string">
            <text:p>Anlaşma yapıldı</text:p>
          </table:table-cell>
          <table:table-cell table:style-name="ce2"/>
          <table:table-cell office:value-type="float" office:value="45000" calcext:value-type="float">
            <text:p>45.000,00</text:p>
          </table:table-cell>
          <table:table-cell/>
          <table:table-cell table:formula="of:=[.F48]+[.D49]-[.E49]" office:value-type="float" office:value="45000" calcext:value-type="float">
            <text:p>45.000,00</text:p>
          </table:table-cell>
          <table:table-cell table:style-name="ce18"/>
          <table:table-cell table:style-name="ce5"/>
          <table:table-cell table:number-columns-repeated="1016"/>
        </table:table-row>
        <table:table-row table:style-name="ro1">
          <table:table-cell table:style-name="ce9"/>
          <table:table-cell table:style-name="ce2" office:value-type="string" calcext:value-type="string">
            <text:p>Elektrik Teminat Bedeli</text:p>
          </table:table-cell>
          <table:table-cell table:style-name="ce2"/>
          <table:table-cell office:value-type="float" office:value="800" calcext:value-type="float">
            <text:p>800,00</text:p>
          </table:table-cell>
          <table:table-cell/>
          <table:table-cell table:formula="of:=[.F49]+[.D50]-[.E50]" office:value-type="float" office:value="45800" calcext:value-type="float">
            <text:p>45.800,00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2-08-30" calcext:value-type="date">
            <text:p>30.08.2022</text:p>
          </table:table-cell>
          <table:table-cell table:style-name="ce2" office:value-type="string" calcext:value-type="string">
            <text:p>Kira Başlangıç Tarihi</text:p>
          </table:table-cell>
          <table:table-cell table:style-name="ce2"/>
          <table:table-cell table:number-columns-repeated="2"/>
          <table:table-cell table:formula="of:=[.F50]+[.D51]-[.E51]" office:value-type="float" office:value="45800" calcext:value-type="float">
            <text:p>45.800,00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3-08-29" calcext:value-type="date">
            <text:p>29.08.2023</text:p>
          </table:table-cell>
          <table:table-cell table:style-name="ce2" office:value-type="string" calcext:value-type="string">
            <text:p>Kira Bitiş Tarihi</text:p>
          </table:table-cell>
          <table:table-cell table:style-name="ce2"/>
          <table:table-cell table:style-name="ce10"/>
          <table:table-cell table:style-name="ce1"/>
          <table:table-cell table:formula="of:=[.F51]+[.D52]-[.E52]" office:value-type="float" office:value="45800" calcext:value-type="float">
            <text:p>45.800,0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 office:value-type="string" calcext:value-type="string">
            <text:p>Kira gün sayısı (1 ay ek süre verildi)</text:p>
          </table:table-cell>
          <table:table-cell table:style-name="ce1" table:formula="of:=[.A52]-[.A49]" office:value-type="float" office:value="393" calcext:value-type="float">
            <text:p>393</text:p>
          </table:table-cell>
          <table:table-cell table:style-name="ce1" table:number-columns-repeated="2"/>
          <table:table-cell table:formula="of:=[.F52]+[.D53]-[.E53]" office:value-type="float" office:value="45800" calcext:value-type="float">
            <text:p>45.800,0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 office:value-type="string" calcext:value-type="string">
            <text:p>22-23 günlük kira bedeli TL</text:p>
          </table:table-cell>
          <table:table-cell table:style-name="ce2" table:formula="of:=[.D49]/[.C53]" office:value-type="float" office:value="114.503816793893" calcext:value-type="float">
            <text:p>114,503816793893</text:p>
          </table:table-cell>
          <table:table-cell table:style-name="ce10"/>
          <table:table-cell table:style-name="ce1"/>
          <table:table-cell table:formula="of:=[.F53]+[.D54]-[.E54]" office:value-type="float" office:value="45800" calcext:value-type="float">
            <text:p>45.800,00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2-08-01" calcext:value-type="date">
            <text:p>01.08.2022</text:p>
          </table:table-cell>
          <table:table-cell table:style-name="ce2" office:value-type="string" calcext:value-type="string">
            <text:p>Nakit Ödeme</text:p>
          </table:table-cell>
          <table:table-cell table:style-name="ce2"/>
          <table:table-cell table:style-name="ce10"/>
          <table:table-cell table:style-name="ce1"/>
          <table:table-cell table:formula="of:=[.F54]+[.D55]-[.E55]" office:value-type="float" office:value="45800" calcext:value-type="float">
            <text:p>45.800,0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 table:number-columns-repeated="2"/>
          <table:table-cell table:style-name="ce10"/>
          <table:table-cell table:style-name="ce1" office:value-type="float" office:value="25000" calcext:value-type="float">
            <text:p>25000</text:p>
          </table:table-cell>
          <table:table-cell table:formula="of:=[.F55]+[.D56]-[.E56]" office:value-type="float" office:value="20800" calcext:value-type="float">
            <text:p>20.800,0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 table:number-columns-repeated="2"/>
          <table:table-cell table:style-name="ce10"/>
          <table:table-cell table:style-name="ce1" office:value-type="float" office:value="20000" calcext:value-type="float">
            <text:p>20000</text:p>
          </table:table-cell>
          <table:table-cell table:formula="of:=[.F56]+[.D57]-[.E57]" office:value-type="float" office:value="800" calcext:value-type="float">
            <text:p>800,00</text:p>
          </table:table-cell>
          <table:table-cell table:number-columns-repeated="1018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_Borçlu_Alacaklı_Giriş" table:style-name="ta2">
        <table:table-column table:style-name="co11" table:default-cell-style-name="ce21"/>
        <table:table-column table:style-name="co12" table:default-cell-style-name="ce22"/>
        <table:table-column table:style-name="co13" table:default-cell-style-name="ce23"/>
        <table:table-column table:style-name="co14" table:number-columns-repeated="1020" table:default-cell-style-name="ce21"/>
        <table:table-column table:style-name="co10" table:default-cell-style-name="ce21"/>
        <table:table-row table:style-name="ro2">
          <table:table-cell table:style-name="ce27" table:number-columns-spanned="1" table:number-rows-spanned="2"/>
          <table:table-cell table:style-name="ce19" office:value-type="string" calcext:value-type="string">
            <text:p>Alacaklı Adı Soyadı / Unvanı</text:p>
          </table:table-cell>
          <table:table-cell table:style-name="ce20"/>
          <table:table-cell table:number-columns-repeated="1021"/>
        </table:table-row>
        <table:table-row table:style-name="ro2">
          <table:covered-table-cell table:style-name="ce86"/>
          <table:table-cell table:style-name="ce19" office:value-type="string" calcext:value-type="string">
            <text:p>İl</text:p>
          </table:table-cell>
          <table:table-cell table:style-name="ce20" office:value-type="string" calcext:value-type="string">
            <text:p>TOKA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94" office:value-type="string" calcext:value-type="string" table:number-columns-spanned="1" table:number-rows-spanned="5">
            <text:p>BORÇLU</text:p>
          </table:table-cell>
          <table:table-cell table:style-name="ce19" office:value-type="string" calcext:value-type="string">
            <text:p>Kişilik</text:p>
          </table:table-cell>
          <table:table-cell table:style-name="ce99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86"/>
          <table:table-cell table:style-name="ce19" office:value-type="string" calcext:value-type="string">
            <text:p>Adı Soyadı / Unvanı</text:p>
          </table:table-cell>
          <table:table-cell table:style-name="ce99" office:value-type="string" calcext:value-type="string">
            <text:p>CİHAN ÇAM</text:p>
          </table:table-cell>
          <table:table-cell table:number-columns-repeated="1021"/>
        </table:table-row>
        <table:table-row table:style-name="ro2">
          <table:covered-table-cell table:style-name="ce86"/>
          <table:table-cell table:style-name="ce19" office:value-type="string" calcext:value-type="string">
            <text:p>Adresi</text:p>
          </table:table-cell>
          <table:table-cell table:style-name="ce99" office:value-type="string" calcext:value-type="string">
            <text:p>Bedestenlioğlu Mah. Oğuzkent Koop Giriş Kat Tokat</text:p>
          </table:table-cell>
          <table:table-cell table:number-columns-repeated="1021"/>
        </table:table-row>
        <table:table-row table:style-name="ro2">
          <table:covered-table-cell table:style-name="ce86"/>
          <table:table-cell table:style-name="ce19" office:value-type="string" calcext:value-type="string">
            <text:p>Vergi Dairesi</text:p>
          </table:table-cell>
          <table:table-cell table:style-name="ce99" office:value-type="string" calcext:value-type="string">
            <text:p>Tokat</text:p>
          </table:table-cell>
          <table:table-cell table:number-columns-repeated="1021"/>
        </table:table-row>
        <table:table-row table:style-name="ro2">
          <table:covered-table-cell table:style-name="ce86"/>
          <table:table-cell table:style-name="ce19" office:value-type="string" calcext:value-type="string">
            <text:p>Vergi No/TC Kimlik No</text:p>
          </table:table-cell>
          <table:table-cell table:style-name="ce99" office:value-type="string" calcext:value-type="string">
            <text:p>49048179620</text:p>
          </table:table-cell>
          <table:table-cell table:number-columns-repeated="1021"/>
        </table:table-row>
        <table:table-row table:style-name="ro2">
          <table:table-cell table:style-name="ce94" office:value-type="string" calcext:value-type="string" table:number-columns-spanned="1" table:number-rows-spanned="4">
            <text:p>KEFİL</text:p>
          </table:table-cell>
          <table:table-cell table:style-name="ce19" office:value-type="string" calcext:value-type="string">
            <text:p>Adı Soyadı / Unvanı</text:p>
          </table:table-cell>
          <table:table-cell table:style-name="ce99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86"/>
          <table:table-cell table:style-name="ce19" office:value-type="string" calcext:value-type="string">
            <text:p>Adresi</text:p>
          </table:table-cell>
          <table:table-cell table:style-name="ce25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86"/>
          <table:table-cell table:style-name="ce19" office:value-type="string" calcext:value-type="string">
            <text:p>Vergi Dairesi</text:p>
          </table:table-cell>
          <table:table-cell table:style-name="ce99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86"/>
          <table:table-cell table:style-name="ce19" office:value-type="string" calcext:value-type="string">
            <text:p>Vergi No/TC Kimlik No</text:p>
          </table:table-cell>
          <table:table-cell table:style-name="ce26" office:value-type="string" calcext:value-type="string">
            <text:p><text:s/></text:p>
          </table:table-cell>
          <table:table-cell table:number-columns-repeated="1021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net_Taksit_Giriş" table:style-name="ta1">
        <table:table-column table:style-name="co11" table:default-cell-style-name="ce107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default-cell-style-name="ce107"/>
        <table:table-column table:style-name="co18" table:default-cell-style-name="ce32"/>
        <table:table-column table:style-name="co19" table:default-cell-style-name="ce33"/>
        <table:table-column table:style-name="co20" table:default-cell-style-name="ce33"/>
        <table:table-column table:style-name="co21" table:number-columns-repeated="1015" table:default-cell-style-name="ce107"/>
        <table:table-column table:style-name="co10" table:default-cell-style-name="ce107"/>
        <table:table-row table:style-name="ro2">
          <table:table-cell table:style-name="ce106" table:number-columns-spanned="1" table:number-rows-spanned="2"/>
          <table:table-cell table:style-name="ce29"/>
          <table:table-cell table:style-name="ce30"/>
          <table:table-cell table:style-name="ce31"/>
          <table:table-cell table:style-name="ce86"/>
          <table:table-cell table:number-columns-repeated="1019"/>
        </table:table-row>
        <table:table-row table:style-name="ro2">
          <table:covered-table-cell/>
          <table:table-cell table:style-name="ce29" office:value-type="string" calcext:value-type="string">
            <text:p>Senet No</text:p>
          </table:table-cell>
          <table:table-cell table:style-name="ce29" office:value-type="string" calcext:value-type="string">
            <text:p>Düzenleme Tarihi</text:p>
          </table:table-cell>
          <table:table-cell table:style-name="ce29" office:value-type="string" calcext:value-type="string">
            <text:p>Vade Tarihi</text:p>
          </table:table-cell>
          <table:table-cell table:style-name="ce22" office:value-type="string" calcext:value-type="string">
            <text:p>Tutarı Rakamla</text:p>
          </table:table-cell>
          <table:table-cell table:style-name="ce35" office:value-type="string" calcext:value-type="string">
            <text:p>Tutarı Yazıyla</text:p>
          </table:table-cell>
          <table:table-cell table:style-name="ce29" office:value-type="string" calcext:value-type="string">
            <text:p>Borcun Nedeni</text:p>
          </table:table-cell>
          <table:table-cell table:style-name="ce29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41" office:value-type="float" office:value="3" calcext:value-type="float" table:number-columns-spanned="1" table:number-rows-spanned="7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date" office:date-value="2023-08-30" calcext:value-type="date">
            <text:p>30.08.2023</text:p>
          </table:table-cell>
          <table:table-cell table:style-name="ce36" office:value-type="date" office:date-value="2023-09-30" calcext:value-type="date">
            <text:p>30.09.2023</text:p>
          </table:table-cell>
          <table:table-cell table:style-name="ce37" office:value-type="float" office:value="6000" calcext:value-type="float">
            <text:p>6.000,00</text:p>
          </table:table-cell>
          <table:table-cell table:style-name="ce35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Altıbin TL " calcext:value-type="string">
            <text:p>Altıbin TL </text:p>
          </table:table-cell>
          <table:table-cell table:style-name="ce30" table:content-validation-name="val2" office:value-type="string" calcext:value-type="string">
            <text:p>nakden</text:p>
          </table:table-cell>
          <table:table-cell table:style-name="ce30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/>
          <table:table-cell table:style-name="ce30" office:value-type="float" office:value="2" calcext:value-type="float">
            <text:p>2</text:p>
          </table:table-cell>
          <table:table-cell table:style-name="ce36" office:value-type="date" office:date-value="2023-08-30" calcext:value-type="date">
            <text:p>30.08.2023</text:p>
          </table:table-cell>
          <table:table-cell table:style-name="ce36"/>
          <table:table-cell table:style-name="ce37" office:value-type="float" office:value="6000" calcext:value-type="float">
            <text:p>6.000,00</text:p>
          </table:table-cell>
          <table:table-cell table:style-name="ce35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ş&quot;)" office:value-type="string" office:string-value="Altıbin TL " calcext:value-type="string">
            <text:p>Altıbin TL </text:p>
          </table:table-cell>
          <table:table-cell table:style-name="ce30" table:content-validation-name="val2" office:value-type="string" calcext:value-type="string">
            <text:p>nakden</text:p>
          </table:table-cell>
          <table:table-cell table:style-name="ce30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/>
          <table:table-cell table:style-name="ce30" office:value-type="float" office:value="3" calcext:value-type="float">
            <text:p>3</text:p>
          </table:table-cell>
          <table:table-cell table:style-name="ce36" office:value-type="date" office:date-value="2023-08-30" calcext:value-type="date">
            <text:p>30.08.2023</text:p>
          </table:table-cell>
          <table:table-cell table:style-name="ce36"/>
          <table:table-cell table:style-name="ce37" office:value-type="float" office:value="6000" calcext:value-type="float">
            <text:p>6.000,00</text:p>
          </table:table-cell>
          <table:table-cell table:style-name="ce35" table:formula="of:=PROPER(IF(IF(LEN(SUBSTITUTE(ROUND([.E5];2); &quot;,&quot;; &quot;&quot;))=LEN(ROUND([.E5];2));ROUND([.E5];2);TRIM(LEFT(ROUND([.E5];2);FIND(&quot;,&quot;;ROUND([.E5];2))-1)))*1&gt;=10^6;CHOOSE(LEFT(RIGHT(IF(LEN(SUBSTITUTE(ROUND([.E5];2); &quot;,&quot;; &quot;&quot;))=LEN(ROUND([.E5];2));ROUND([.E5];2);TRIM(LEFT(ROUND([.E5];2);FIND(&quot;,&quot;;ROUND([.E5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5];2); &quot;,&quot;; &quot;&quot;))=LEN(ROUND([.E5];2));ROUND([.E5];2);TRIM(LEFT(ROUND([.E5];2);FIND(&quot;,&quot;;ROUND([.E5];2))-1)))*1&gt;=10^5;CHOOSE(LEFT(RIGHT(IF(LEN(SUBSTITUTE(ROUND([.E5];2); &quot;,&quot;; &quot;&quot;))=LEN(ROUND([.E5];2));ROUND([.E5];2);TRIM(LEFT(ROUND([.E5];2);FIND(&quot;,&quot;;ROUND([.E5];2))-1)))*1;6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^4;CHOOSE(LEFT(RIGHT(IF(LEN(SUBSTITUTE(ROUND([.E5];2); &quot;,&quot;; &quot;&quot;))=LEN(ROUND([.E5];2));ROUND([.E5];2);TRIM(LEFT(ROUND([.E5];2);FIND(&quot;,&quot;;ROUND([.E5];2))-1)))*1;5);1)+1;&quot;&quot;;&quot;on&quot;;&quot;yirmi&quot;;&quot;otuz&quot;;&quot;kırk&quot;;&quot;elli&quot;;&quot;altmış&quot;;&quot;yetmiş&quot;;&quot;seksen&quot;;&quot;doksan&quot;);&quot;&quot;)&amp;IF(IF(LEN(SUBSTITUTE(ROUND([.E5];2); &quot;,&quot;; &quot;&quot;))=LEN(ROUND([.E5];2));ROUND([.E5];2);TRIM(LEFT(ROUND([.E5];2);FIND(&quot;,&quot;;ROUND([.E5];2))-1)))*1&gt;=10^3;CHOOSE(LEFT(RIGHT(IF(LEN(SUBSTITUTE(ROUND([.E5];2); &quot;,&quot;; &quot;&quot;))=LEN(ROUND([.E5];2));ROUND([.E5];2);TRIM(LEFT(ROUND([.E5];2);FIND(&quot;,&quot;;ROUND([.E5];2))-1)))*1;4);1)+1;&quot;&quot;;&quot;&quot;;&quot;iki&quot;;&quot;üç&quot;;&quot;dört&quot;;&quot;beş&quot;;&quot;altı&quot;;&quot;yedi&quot;;&quot;sekiz&quot;;&quot;dokuz&quot;);&quot;&quot;)&amp;IF(AND(IF(LEN(SUBSTITUTE(ROUND([.E5];2); &quot;,&quot;; &quot;&quot;))=LEN(ROUND([.E5];2));ROUND([.E5];2);TRIM(LEFT(ROUND([.E5];2);FIND(&quot;,&quot;;ROUND([.E5];2))-1)))*1&gt;=10^3;VALUE(LEFT(RIGHT(IF(LEN(SUBSTITUTE(ROUND([.E5];2); &quot;,&quot;; &quot;&quot;))=LEN(ROUND([.E5];2));ROUND([.E5];2);TRIM(LEFT(ROUND([.E5];2);FIND(&quot;,&quot;;ROUND([.E5];2))-1)))*1;6);3))&gt;0);IF(AND(IF(LEN(SUBSTITUTE(ROUND([.E5];2); &quot;,&quot;; &quot;&quot;))=LEN(ROUND([.E5];2));ROUND([.E5];2);TRIM(LEFT(ROUND([.E5];2);FIND(&quot;,&quot;;ROUND([.E5];2))-1)))*1&gt;1999;LEFT(RIGHT(IF(LEN(SUBSTITUTE(ROUND([.E5];2); &quot;,&quot;; &quot;&quot;))=LEN(ROUND([.E5];2));ROUND([.E5];2);TRIM(LEFT(ROUND([.E5];2);FIND(&quot;,&quot;;ROUND([.E5];2))-1)))*1;4);1)=&quot;1&quot;;LEFT(RIGHT(IF(LEN(SUBSTITUTE(ROUND([.E5];2); &quot;,&quot;; &quot;&quot;))=LEN(ROUND([.E5];2));ROUND([.E5];2);TRIM(LEFT(ROUND([.E5];2);FIND(&quot;,&quot;;ROUND([.E5];2))-1)))*1;6);2)&lt;&gt;&quot;00&quot;);&quot;birbin&quot;;&quot;bin&quot;);&quot;&quot;)&amp;IF(IF(LEN(SUBSTITUTE(ROUND([.E5];2); &quot;,&quot;; &quot;&quot;))=LEN(ROUND([.E5];2));ROUND([.E5];2);TRIM(LEFT(ROUND([.E5];2);FIND(&quot;,&quot;;ROUND([.E5];2))-1)))*1&gt;=100;CHOOSE(LEFT(RIGHT(IF(LEN(SUBSTITUTE(ROUND([.E5];2); &quot;,&quot;; &quot;&quot;))=LEN(ROUND([.E5];2));ROUND([.E5];2);TRIM(LEFT(ROUND([.E5];2);FIND(&quot;,&quot;;ROUND([.E5];2))-1)))*1;3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;CHOOSE(LEFT(RIGHT(IF(LEN(SUBSTITUTE(ROUND([.E5];2); &quot;,&quot;; &quot;&quot;))=LEN(ROUND([.E5];2));ROUND([.E5];2);TRIM(LEFT(ROUND([.E5];2);FIND(&quot;,&quot;;ROUND([.E5];2))-1)))*1;2);1)+1;&quot;&quot;;&quot;on&quot;;&quot;yirmi&quot;;&quot;otuz&quot;;&quot;kırk&quot;;&quot;elli&quot;;&quot;altmış&quot;;&quot;yetmiş&quot;;&quot;seksen&quot;;&quot;doksan&quot;);&quot;&quot;)&amp;CHOOSE(MOD(IF(LEN(SUBSTITUTE(ROUND([.E5];2); &quot;,&quot;; &quot;&quot;))=LEN(ROUND([.E5];2));ROUND([.E5];2);TRIM(LEFT(ROUND([.E5];2);FIND(&quot;,&quot;;ROUND([.E5];2))-1)))*1;10)+1;&quot;&quot;;&quot;bir&quot;;&quot;iki&quot;;&quot;üç&quot;;&quot;dört&quot;;&quot;beş&quot;;&quot;altı&quot;;&quot;yedi&quot;;&quot;sekiz&quot;;&quot;dokuz&quot;)) &amp; &quot; TL &quot; &amp; IF(OR(LEN(SUBSTITUTE([.E5]; &quot;,&quot;; &quot;&quot;))=LEN([.E5]);LEN(SUBSTITUTE(ROUND([.E5];2); &quot;,&quot;; &quot;&quot;))=LEN(ROUND([.E5];2)));&quot;&quot;; PROPER(IF(IF(LEN(TRIM(RIGHT(ROUND([.E5];2);LEN(ROUND([.E5];2))-FIND(&quot;,&quot;;ROUND([.E5];2)))))&lt;2;TRIM(RIGHT(ROUND([.E5];2);LEN(ROUND([.E5];2))-FIND(&quot;,&quot;;ROUND([.E5];2))))*10;TRIM(RIGHT(ROUND([.E5];2);LEN(ROUND([.E5];2))-FIND(&quot;,&quot;;ROUND([.E5];2))))*1)&gt;=10^5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6);1)+1;&quot;&quot;;&quot;yüz&quot;;&quot;ikiyüz&quot;;&quot;üçyüz&quot;;&quot;dörtyüz&quot;;&quot;beşyüz&quot;;&quot;altıyüz&quot;;&quot;yediyüz&quot;;&quot;sekizyüz&quot;;&quot;dokuzyü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4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5);1)+1;&quot;&quot;;&quot;on&quot;;&quot;yirmi&quot;;&quot;otuz&quot;;&quot;kırk&quot;;&quot;elli&quot;;&quot;altmış&quot;;&quot;yetmiş&quot;;&quot;seksen&quot;;&quot;doksan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3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4);1)+1;&quot;&quot;;&quot;&quot;;&quot;iki&quot;;&quot;üç&quot;;&quot;dört&quot;;&quot;beş&quot;;&quot;altı&quot;;&quot;yedi&quot;;&quot;sekiz&quot;;&quot;doku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2);1)+1;&quot;&quot;;&quot;on&quot;;&quot;yirmi&quot;;&quot;otuz&quot;;&quot;kırk&quot;;&quot;elli&quot;;&quot;altmış&quot;;&quot;yetmiş&quot;;&quot;seksen&quot;;&quot;doksan&quot;);&quot;&quot;)&amp;CHOOSE(MOD(IF(LEN(TRIM(RIGHT(ROUND([.E5];2);LEN(ROUND([.E5];2))-FIND(&quot;,&quot;;ROUND([.E5];2)))))&lt;2;TRIM(RIGHT(ROUND([.E5];2);LEN(ROUND([.E5];2))-FIND(&quot;,&quot;;ROUND([.E5];2))))*10;TRIM(RIGHT(ROUND([.E5];2);LEN(ROUND([.E5];2))-FIND(&quot;,&quot;;ROUND([.E5];2))))*1);10)+1;&quot;&quot;;&quot;bir&quot;;&quot;iki&quot;;&quot;üç&quot;;&quot;dört&quot;;&quot;beş&quot;;&quot;altı&quot;;&quot;yedi&quot;;&quot;sekiz&quot;;&quot;dokuz&quot;)) &amp; &quot; Krş&quot;)" office:value-type="string" office:string-value="Altıbin TL " calcext:value-type="string">
            <text:p>Altıbin TL </text:p>
          </table:table-cell>
          <table:table-cell table:style-name="ce30" table:content-validation-name="val2" office:value-type="string" calcext:value-type="string">
            <text:p>nakden</text:p>
          </table:table-cell>
          <table:table-cell table:style-name="ce30" office:value-type="string" calcext:value-type="string">
            <text:p>3. Taksit</text:p>
          </table:table-cell>
          <table:table-cell table:number-columns-repeated="1016"/>
        </table:table-row>
        <table:table-row table:style-name="ro2">
          <table:covered-table-cell/>
          <table:table-cell table:style-name="ce30" office:value-type="float" office:value="4" calcext:value-type="float">
            <text:p>4</text:p>
          </table:table-cell>
          <table:table-cell table:style-name="ce36" office:value-type="date" office:date-value="2023-08-30" calcext:value-type="date">
            <text:p>30.08.2023</text:p>
          </table:table-cell>
          <table:table-cell table:style-name="ce36"/>
          <table:table-cell table:style-name="ce37" office:value-type="float" office:value="6000" calcext:value-type="float">
            <text:p>6.000,00</text:p>
          </table:table-cell>
          <table:table-cell table:style-name="ce35" table:formula="of:=PROPER(IF(IF(LEN(SUBSTITUTE(ROUND([.E6];2); &quot;,&quot;; &quot;&quot;))=LEN(ROUND([.E6];2));ROUND([.E6];2);TRIM(LEFT(ROUND([.E6];2);FIND(&quot;,&quot;;ROUND([.E6];2))-1)))*1&gt;=10^6;CHOOSE(LEFT(RIGHT(IF(LEN(SUBSTITUTE(ROUND([.E6];2); &quot;,&quot;; &quot;&quot;))=LEN(ROUND([.E6];2));ROUND([.E6];2);TRIM(LEFT(ROUND([.E6];2);FIND(&quot;,&quot;;ROUND([.E6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6];2); &quot;,&quot;; &quot;&quot;))=LEN(ROUND([.E6];2));ROUND([.E6];2);TRIM(LEFT(ROUND([.E6];2);FIND(&quot;,&quot;;ROUND([.E6];2))-1)))*1&gt;=10^5;CHOOSE(LEFT(RIGHT(IF(LEN(SUBSTITUTE(ROUND([.E6];2); &quot;,&quot;; &quot;&quot;))=LEN(ROUND([.E6];2));ROUND([.E6];2);TRIM(LEFT(ROUND([.E6];2);FIND(&quot;,&quot;;ROUND([.E6];2))-1)))*1;6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^4;CHOOSE(LEFT(RIGHT(IF(LEN(SUBSTITUTE(ROUND([.E6];2); &quot;,&quot;; &quot;&quot;))=LEN(ROUND([.E6];2));ROUND([.E6];2);TRIM(LEFT(ROUND([.E6];2);FIND(&quot;,&quot;;ROUND([.E6];2))-1)))*1;5);1)+1;&quot;&quot;;&quot;on&quot;;&quot;yirmi&quot;;&quot;otuz&quot;;&quot;kırk&quot;;&quot;elli&quot;;&quot;altmış&quot;;&quot;yetmiş&quot;;&quot;seksen&quot;;&quot;doksan&quot;);&quot;&quot;)&amp;IF(IF(LEN(SUBSTITUTE(ROUND([.E6];2); &quot;,&quot;; &quot;&quot;))=LEN(ROUND([.E6];2));ROUND([.E6];2);TRIM(LEFT(ROUND([.E6];2);FIND(&quot;,&quot;;ROUND([.E6];2))-1)))*1&gt;=10^3;CHOOSE(LEFT(RIGHT(IF(LEN(SUBSTITUTE(ROUND([.E6];2); &quot;,&quot;; &quot;&quot;))=LEN(ROUND([.E6];2));ROUND([.E6];2);TRIM(LEFT(ROUND([.E6];2);FIND(&quot;,&quot;;ROUND([.E6];2))-1)))*1;4);1)+1;&quot;&quot;;&quot;&quot;;&quot;iki&quot;;&quot;üç&quot;;&quot;dört&quot;;&quot;beş&quot;;&quot;altı&quot;;&quot;yedi&quot;;&quot;sekiz&quot;;&quot;dokuz&quot;);&quot;&quot;)&amp;IF(AND(IF(LEN(SUBSTITUTE(ROUND([.E6];2); &quot;,&quot;; &quot;&quot;))=LEN(ROUND([.E6];2));ROUND([.E6];2);TRIM(LEFT(ROUND([.E6];2);FIND(&quot;,&quot;;ROUND([.E6];2))-1)))*1&gt;=10^3;VALUE(LEFT(RIGHT(IF(LEN(SUBSTITUTE(ROUND([.E6];2); &quot;,&quot;; &quot;&quot;))=LEN(ROUND([.E6];2));ROUND([.E6];2);TRIM(LEFT(ROUND([.E6];2);FIND(&quot;,&quot;;ROUND([.E6];2))-1)))*1;6);3))&gt;0);IF(AND(IF(LEN(SUBSTITUTE(ROUND([.E6];2); &quot;,&quot;; &quot;&quot;))=LEN(ROUND([.E6];2));ROUND([.E6];2);TRIM(LEFT(ROUND([.E6];2);FIND(&quot;,&quot;;ROUND([.E6];2))-1)))*1&gt;1999;LEFT(RIGHT(IF(LEN(SUBSTITUTE(ROUND([.E6];2); &quot;,&quot;; &quot;&quot;))=LEN(ROUND([.E6];2));ROUND([.E6];2);TRIM(LEFT(ROUND([.E6];2);FIND(&quot;,&quot;;ROUND([.E6];2))-1)))*1;4);1)=&quot;1&quot;;LEFT(RIGHT(IF(LEN(SUBSTITUTE(ROUND([.E6];2); &quot;,&quot;; &quot;&quot;))=LEN(ROUND([.E6];2));ROUND([.E6];2);TRIM(LEFT(ROUND([.E6];2);FIND(&quot;,&quot;;ROUND([.E6];2))-1)))*1;6);2)&lt;&gt;&quot;00&quot;);&quot;birbin&quot;;&quot;bin&quot;);&quot;&quot;)&amp;IF(IF(LEN(SUBSTITUTE(ROUND([.E6];2); &quot;,&quot;; &quot;&quot;))=LEN(ROUND([.E6];2));ROUND([.E6];2);TRIM(LEFT(ROUND([.E6];2);FIND(&quot;,&quot;;ROUND([.E6];2))-1)))*1&gt;=100;CHOOSE(LEFT(RIGHT(IF(LEN(SUBSTITUTE(ROUND([.E6];2); &quot;,&quot;; &quot;&quot;))=LEN(ROUND([.E6];2));ROUND([.E6];2);TRIM(LEFT(ROUND([.E6];2);FIND(&quot;,&quot;;ROUND([.E6];2))-1)))*1;3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;CHOOSE(LEFT(RIGHT(IF(LEN(SUBSTITUTE(ROUND([.E6];2); &quot;,&quot;; &quot;&quot;))=LEN(ROUND([.E6];2));ROUND([.E6];2);TRIM(LEFT(ROUND([.E6];2);FIND(&quot;,&quot;;ROUND([.E6];2))-1)))*1;2);1)+1;&quot;&quot;;&quot;on&quot;;&quot;yirmi&quot;;&quot;otuz&quot;;&quot;kırk&quot;;&quot;elli&quot;;&quot;altmış&quot;;&quot;yetmiş&quot;;&quot;seksen&quot;;&quot;doksan&quot;);&quot;&quot;)&amp;CHOOSE(MOD(IF(LEN(SUBSTITUTE(ROUND([.E6];2); &quot;,&quot;; &quot;&quot;))=LEN(ROUND([.E6];2));ROUND([.E6];2);TRIM(LEFT(ROUND([.E6];2);FIND(&quot;,&quot;;ROUND([.E6];2))-1)))*1;10)+1;&quot;&quot;;&quot;bir&quot;;&quot;iki&quot;;&quot;üç&quot;;&quot;dört&quot;;&quot;beş&quot;;&quot;altı&quot;;&quot;yedi&quot;;&quot;sekiz&quot;;&quot;dokuz&quot;)) &amp; &quot; TL &quot; &amp; IF(OR(LEN(SUBSTITUTE([.E6]; &quot;,&quot;; &quot;&quot;))=LEN([.E6]);LEN(SUBSTITUTE(ROUND([.E6];2); &quot;,&quot;; &quot;&quot;))=LEN(ROUND([.E6];2)));&quot;&quot;; PROPER(IF(IF(LEN(TRIM(RIGHT(ROUND([.E6];2);LEN(ROUND([.E6];2))-FIND(&quot;,&quot;;ROUND([.E6];2)))))&lt;2;TRIM(RIGHT(ROUND([.E6];2);LEN(ROUND([.E6];2))-FIND(&quot;,&quot;;ROUND([.E6];2))))*10;TRIM(RIGHT(ROUND([.E6];2);LEN(ROUND([.E6];2))-FIND(&quot;,&quot;;ROUND([.E6];2))))*1)&gt;=10^5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6);1)+1;&quot;&quot;;&quot;yüz&quot;;&quot;ikiyüz&quot;;&quot;üçyüz&quot;;&quot;dörtyüz&quot;;&quot;beşyüz&quot;;&quot;altıyüz&quot;;&quot;yediyüz&quot;;&quot;sekizyüz&quot;;&quot;dokuzyü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4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5);1)+1;&quot;&quot;;&quot;on&quot;;&quot;yirmi&quot;;&quot;otuz&quot;;&quot;kırk&quot;;&quot;elli&quot;;&quot;altmış&quot;;&quot;yetmiş&quot;;&quot;seksen&quot;;&quot;doksan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3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4);1)+1;&quot;&quot;;&quot;&quot;;&quot;iki&quot;;&quot;üç&quot;;&quot;dört&quot;;&quot;beş&quot;;&quot;altı&quot;;&quot;yedi&quot;;&quot;sekiz&quot;;&quot;doku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2);1)+1;&quot;&quot;;&quot;on&quot;;&quot;yirmi&quot;;&quot;otuz&quot;;&quot;kırk&quot;;&quot;elli&quot;;&quot;altmış&quot;;&quot;yetmiş&quot;;&quot;seksen&quot;;&quot;doksan&quot;);&quot;&quot;)&amp;CHOOSE(MOD(IF(LEN(TRIM(RIGHT(ROUND([.E6];2);LEN(ROUND([.E6];2))-FIND(&quot;,&quot;;ROUND([.E6];2)))))&lt;2;TRIM(RIGHT(ROUND([.E6];2);LEN(ROUND([.E6];2))-FIND(&quot;,&quot;;ROUND([.E6];2))))*10;TRIM(RIGHT(ROUND([.E6];2);LEN(ROUND([.E6];2))-FIND(&quot;,&quot;;ROUND([.E6];2))))*1);10)+1;&quot;&quot;;&quot;bir&quot;;&quot;iki&quot;;&quot;üç&quot;;&quot;dört&quot;;&quot;beş&quot;;&quot;altı&quot;;&quot;yedi&quot;;&quot;sekiz&quot;;&quot;dokuz&quot;)) &amp; &quot; Krş&quot;)" office:value-type="string" office:string-value="Altıbin TL " calcext:value-type="string">
            <text:p>Altıbin TL </text:p>
          </table:table-cell>
          <table:table-cell table:style-name="ce30" table:content-validation-name="val2" office:value-type="string" calcext:value-type="string">
            <text:p>nakden</text:p>
          </table:table-cell>
          <table:table-cell table:style-name="ce30" office:value-type="string" calcext:value-type="string">
            <text:p>4. Taksit</text:p>
          </table:table-cell>
          <table:table-cell table:number-columns-repeated="1016"/>
        </table:table-row>
        <table:table-row table:style-name="ro2">
          <table:covered-table-cell/>
          <table:table-cell table:style-name="ce30" office:value-type="float" office:value="5" calcext:value-type="float">
            <text:p>5</text:p>
          </table:table-cell>
          <table:table-cell table:style-name="ce36" office:value-type="date" office:date-value="2023-08-30" calcext:value-type="date">
            <text:p>30.08.2023</text:p>
          </table:table-cell>
          <table:table-cell table:style-name="ce36"/>
          <table:table-cell table:style-name="ce37" office:value-type="float" office:value="7000" calcext:value-type="float">
            <text:p>7.000,00</text:p>
          </table:table-cell>
          <table:table-cell table:style-name="ce35" table:formula="of:=PROPER(IF(IF(LEN(SUBSTITUTE(ROUND([.E7];2); &quot;,&quot;; &quot;&quot;))=LEN(ROUND([.E7];2));ROUND([.E7];2);TRIM(LEFT(ROUND([.E7];2);FIND(&quot;,&quot;;ROUND([.E7];2))-1)))*1&gt;=10^6;CHOOSE(LEFT(RIGHT(IF(LEN(SUBSTITUTE(ROUND([.E7];2); &quot;,&quot;; &quot;&quot;))=LEN(ROUND([.E7];2));ROUND([.E7];2);TRIM(LEFT(ROUND([.E7];2);FIND(&quot;,&quot;;ROUND([.E7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7];2); &quot;,&quot;; &quot;&quot;))=LEN(ROUND([.E7];2));ROUND([.E7];2);TRIM(LEFT(ROUND([.E7];2);FIND(&quot;,&quot;;ROUND([.E7];2))-1)))*1&gt;=10^5;CHOOSE(LEFT(RIGHT(IF(LEN(SUBSTITUTE(ROUND([.E7];2); &quot;,&quot;; &quot;&quot;))=LEN(ROUND([.E7];2));ROUND([.E7];2);TRIM(LEFT(ROUND([.E7];2);FIND(&quot;,&quot;;ROUND([.E7];2))-1)))*1;6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^4;CHOOSE(LEFT(RIGHT(IF(LEN(SUBSTITUTE(ROUND([.E7];2); &quot;,&quot;; &quot;&quot;))=LEN(ROUND([.E7];2));ROUND([.E7];2);TRIM(LEFT(ROUND([.E7];2);FIND(&quot;,&quot;;ROUND([.E7];2))-1)))*1;5);1)+1;&quot;&quot;;&quot;on&quot;;&quot;yirmi&quot;;&quot;otuz&quot;;&quot;kırk&quot;;&quot;elli&quot;;&quot;altmış&quot;;&quot;yetmiş&quot;;&quot;seksen&quot;;&quot;doksan&quot;);&quot;&quot;)&amp;IF(IF(LEN(SUBSTITUTE(ROUND([.E7];2); &quot;,&quot;; &quot;&quot;))=LEN(ROUND([.E7];2));ROUND([.E7];2);TRIM(LEFT(ROUND([.E7];2);FIND(&quot;,&quot;;ROUND([.E7];2))-1)))*1&gt;=10^3;CHOOSE(LEFT(RIGHT(IF(LEN(SUBSTITUTE(ROUND([.E7];2); &quot;,&quot;; &quot;&quot;))=LEN(ROUND([.E7];2));ROUND([.E7];2);TRIM(LEFT(ROUND([.E7];2);FIND(&quot;,&quot;;ROUND([.E7];2))-1)))*1;4);1)+1;&quot;&quot;;&quot;&quot;;&quot;iki&quot;;&quot;üç&quot;;&quot;dört&quot;;&quot;beş&quot;;&quot;altı&quot;;&quot;yedi&quot;;&quot;sekiz&quot;;&quot;dokuz&quot;);&quot;&quot;)&amp;IF(AND(IF(LEN(SUBSTITUTE(ROUND([.E7];2); &quot;,&quot;; &quot;&quot;))=LEN(ROUND([.E7];2));ROUND([.E7];2);TRIM(LEFT(ROUND([.E7];2);FIND(&quot;,&quot;;ROUND([.E7];2))-1)))*1&gt;=10^3;VALUE(LEFT(RIGHT(IF(LEN(SUBSTITUTE(ROUND([.E7];2); &quot;,&quot;; &quot;&quot;))=LEN(ROUND([.E7];2));ROUND([.E7];2);TRIM(LEFT(ROUND([.E7];2);FIND(&quot;,&quot;;ROUND([.E7];2))-1)))*1;6);3))&gt;0);IF(AND(IF(LEN(SUBSTITUTE(ROUND([.E7];2); &quot;,&quot;; &quot;&quot;))=LEN(ROUND([.E7];2));ROUND([.E7];2);TRIM(LEFT(ROUND([.E7];2);FIND(&quot;,&quot;;ROUND([.E7];2))-1)))*1&gt;1999;LEFT(RIGHT(IF(LEN(SUBSTITUTE(ROUND([.E7];2); &quot;,&quot;; &quot;&quot;))=LEN(ROUND([.E7];2));ROUND([.E7];2);TRIM(LEFT(ROUND([.E7];2);FIND(&quot;,&quot;;ROUND([.E7];2))-1)))*1;4);1)=&quot;1&quot;;LEFT(RIGHT(IF(LEN(SUBSTITUTE(ROUND([.E7];2); &quot;,&quot;; &quot;&quot;))=LEN(ROUND([.E7];2));ROUND([.E7];2);TRIM(LEFT(ROUND([.E7];2);FIND(&quot;,&quot;;ROUND([.E7];2))-1)))*1;6);2)&lt;&gt;&quot;00&quot;);&quot;birbin&quot;;&quot;bin&quot;);&quot;&quot;)&amp;IF(IF(LEN(SUBSTITUTE(ROUND([.E7];2); &quot;,&quot;; &quot;&quot;))=LEN(ROUND([.E7];2));ROUND([.E7];2);TRIM(LEFT(ROUND([.E7];2);FIND(&quot;,&quot;;ROUND([.E7];2))-1)))*1&gt;=100;CHOOSE(LEFT(RIGHT(IF(LEN(SUBSTITUTE(ROUND([.E7];2); &quot;,&quot;; &quot;&quot;))=LEN(ROUND([.E7];2));ROUND([.E7];2);TRIM(LEFT(ROUND([.E7];2);FIND(&quot;,&quot;;ROUND([.E7];2))-1)))*1;3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;CHOOSE(LEFT(RIGHT(IF(LEN(SUBSTITUTE(ROUND([.E7];2); &quot;,&quot;; &quot;&quot;))=LEN(ROUND([.E7];2));ROUND([.E7];2);TRIM(LEFT(ROUND([.E7];2);FIND(&quot;,&quot;;ROUND([.E7];2))-1)))*1;2);1)+1;&quot;&quot;;&quot;on&quot;;&quot;yirmi&quot;;&quot;otuz&quot;;&quot;kırk&quot;;&quot;elli&quot;;&quot;altmış&quot;;&quot;yetmiş&quot;;&quot;seksen&quot;;&quot;doksan&quot;);&quot;&quot;)&amp;CHOOSE(MOD(IF(LEN(SUBSTITUTE(ROUND([.E7];2); &quot;,&quot;; &quot;&quot;))=LEN(ROUND([.E7];2));ROUND([.E7];2);TRIM(LEFT(ROUND([.E7];2);FIND(&quot;,&quot;;ROUND([.E7];2))-1)))*1;10)+1;&quot;&quot;;&quot;bir&quot;;&quot;iki&quot;;&quot;üç&quot;;&quot;dört&quot;;&quot;beş&quot;;&quot;altı&quot;;&quot;yedi&quot;;&quot;sekiz&quot;;&quot;dokuz&quot;)) &amp; &quot; TL &quot; &amp; IF(OR(LEN(SUBSTITUTE([.E7]; &quot;,&quot;; &quot;&quot;))=LEN([.E7]);LEN(SUBSTITUTE(ROUND([.E7];2); &quot;,&quot;; &quot;&quot;))=LEN(ROUND([.E7];2)));&quot;&quot;; PROPER(IF(IF(LEN(TRIM(RIGHT(ROUND([.E7];2);LEN(ROUND([.E7];2))-FIND(&quot;,&quot;;ROUND([.E7];2)))))&lt;2;TRIM(RIGHT(ROUND([.E7];2);LEN(ROUND([.E7];2))-FIND(&quot;,&quot;;ROUND([.E7];2))))*10;TRIM(RIGHT(ROUND([.E7];2);LEN(ROUND([.E7];2))-FIND(&quot;,&quot;;ROUND([.E7];2))))*1)&gt;=10^5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6);1)+1;&quot;&quot;;&quot;yüz&quot;;&quot;ikiyüz&quot;;&quot;üçyüz&quot;;&quot;dörtyüz&quot;;&quot;beşyüz&quot;;&quot;altıyüz&quot;;&quot;yediyüz&quot;;&quot;sekizyüz&quot;;&quot;dokuzyü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4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5);1)+1;&quot;&quot;;&quot;on&quot;;&quot;yirmi&quot;;&quot;otuz&quot;;&quot;kırk&quot;;&quot;elli&quot;;&quot;altmış&quot;;&quot;yetmiş&quot;;&quot;seksen&quot;;&quot;doksan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3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4);1)+1;&quot;&quot;;&quot;&quot;;&quot;iki&quot;;&quot;üç&quot;;&quot;dört&quot;;&quot;beş&quot;;&quot;altı&quot;;&quot;yedi&quot;;&quot;sekiz&quot;;&quot;doku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2);1)+1;&quot;&quot;;&quot;on&quot;;&quot;yirmi&quot;;&quot;otuz&quot;;&quot;kırk&quot;;&quot;elli&quot;;&quot;altmış&quot;;&quot;yetmiş&quot;;&quot;seksen&quot;;&quot;doksan&quot;);&quot;&quot;)&amp;CHOOSE(MOD(IF(LEN(TRIM(RIGHT(ROUND([.E7];2);LEN(ROUND([.E7];2))-FIND(&quot;,&quot;;ROUND([.E7];2)))))&lt;2;TRIM(RIGHT(ROUND([.E7];2);LEN(ROUND([.E7];2))-FIND(&quot;,&quot;;ROUND([.E7];2))))*10;TRIM(RIGHT(ROUND([.E7];2);LEN(ROUND([.E7];2))-FIND(&quot;,&quot;;ROUND([.E7];2))))*1);10)+1;&quot;&quot;;&quot;bir&quot;;&quot;iki&quot;;&quot;üç&quot;;&quot;dört&quot;;&quot;beş&quot;;&quot;altı&quot;;&quot;yedi&quot;;&quot;sekiz&quot;;&quot;dokuz&quot;)) &amp; &quot; Krş&quot;)" office:value-type="string" office:string-value="Yedibin TL " calcext:value-type="string">
            <text:p>Yedibin TL </text:p>
          </table:table-cell>
          <table:table-cell table:style-name="ce30" table:content-validation-name="val2" office:value-type="string" calcext:value-type="string">
            <text:p>nakden</text:p>
          </table:table-cell>
          <table:table-cell table:style-name="ce30" office:value-type="string" calcext:value-type="string">
            <text:p>5. Taksit</text:p>
          </table:table-cell>
          <table:table-cell table:number-columns-repeated="1016"/>
        </table:table-row>
        <table:table-row table:style-name="ro2">
          <table:covered-table-cell/>
          <table:table-cell/>
          <table:table-cell table:style-name="ce36" table:number-columns-repeated="2"/>
          <table:table-cell table:style-name="ce38"/>
          <table:table-cell table:style-name="ce39"/>
          <table:table-cell/>
          <table:table-cell table:style-name="ce30"/>
          <table:table-cell table:number-columns-repeated="1016"/>
        </table:table-row>
        <table:table-row table:style-name="ro2">
          <table:covered-table-cell/>
          <table:table-cell/>
          <table:table-cell table:style-name="ce36" table:number-columns-repeated="2"/>
          <table:table-cell table:style-name="ce38"/>
          <table:table-cell table:style-name="ce39"/>
          <table:table-cell/>
          <table:table-cell table:style-name="ce30"/>
          <table:table-cell table:number-columns-repeated="1016"/>
        </table:table-row>
        <table:table-row table:style-name="ro2">
          <table:table-cell table:style-name="ce86"/>
          <table:table-cell/>
          <table:table-cell table:style-name="ce36" table:number-columns-repeated="2"/>
          <table:table-cell table:style-name="ce38"/>
          <table:table-cell table:style-name="ce39"/>
          <table:table-cell/>
          <table:table-cell table:style-name="ce30"/>
          <table:table-cell table:number-columns-repeated="1016"/>
        </table:table-row>
        <table:table-row table:style-name="ro2">
          <table:table-cell table:style-name="ce106" table:number-columns-spanned="1" table:number-rows-spanned="5"/>
          <table:table-cell/>
          <table:table-cell table:style-name="ce36" table:number-columns-repeated="2"/>
          <table:table-cell table:style-name="ce38"/>
          <table:table-cell table:style-name="ce39"/>
          <table:table-cell/>
          <table:table-cell table:style-name="ce30"/>
          <table:table-cell table:number-columns-repeated="1016"/>
        </table:table-row>
        <table:table-row table:style-name="ro2">
          <table:covered-table-cell/>
          <table:table-cell/>
          <table:table-cell table:style-name="ce36" table:number-columns-repeated="2"/>
          <table:table-cell table:style-name="ce38"/>
          <table:table-cell table:style-name="ce39"/>
          <table:table-cell/>
          <table:table-cell table:style-name="ce30"/>
          <table:table-cell table:number-columns-repeated="1016"/>
        </table:table-row>
        <table:table-row table:style-name="ro2">
          <table:covered-table-cell/>
          <table:table-cell/>
          <table:table-cell table:style-name="ce36" table:number-columns-repeated="2"/>
          <table:table-cell table:style-name="ce38"/>
          <table:table-cell table:style-name="ce39"/>
          <table:table-cell/>
          <table:table-cell table:style-name="ce30"/>
          <table:table-cell table:number-columns-repeated="1016"/>
        </table:table-row>
        <table:table-row table:style-name="ro2">
          <table:covered-table-cell/>
          <table:table-cell/>
          <table:table-cell table:style-name="ce36" table:number-columns-repeated="2"/>
          <table:table-cell table:style-name="ce38"/>
          <table:table-cell table:style-name="ce39"/>
          <table:table-cell/>
          <table:table-cell table:style-name="ce30"/>
          <table:table-cell table:number-columns-repeated="1016"/>
        </table:table-row>
        <table:table-row table:style-name="ro2">
          <table:covered-table-cell/>
          <table:table-cell table:style-name="ce29"/>
          <table:table-cell table:style-name="ce36"/>
          <table:table-cell table:style-name="ce31"/>
          <table:table-cell table:style-name="ce86"/>
          <table:table-cell table:number-columns-repeated="1019"/>
        </table:table-row>
        <table:table-row table:style-name="ro2">
          <table:table-cell table:style-name="ce106" table:number-columns-spanned="1" table:number-rows-spanned="4"/>
          <table:table-cell table:style-name="ce29"/>
          <table:table-cell table:style-name="ce36"/>
          <table:table-cell table:style-name="ce31"/>
          <table:table-cell table:style-name="ce86"/>
          <table:table-cell table:number-columns-repeated="1019"/>
        </table:table-row>
        <table:table-row table:style-name="ro2">
          <table:covered-table-cell/>
          <table:table-cell table:style-name="ce29"/>
          <table:table-cell table:style-name="ce36"/>
          <table:table-cell table:style-name="ce31"/>
          <table:table-cell table:style-name="ce86"/>
          <table:table-cell table:number-columns-repeated="1019"/>
        </table:table-row>
        <table:table-row table:style-name="ro2">
          <table:covered-table-cell/>
          <table:table-cell table:style-name="ce29"/>
          <table:table-cell table:style-name="ce30"/>
          <table:table-cell table:style-name="ce31"/>
          <table:table-cell table:style-name="ce86"/>
          <table:table-cell table:number-columns-repeated="1019"/>
        </table:table-row>
        <table:table-row table:style-name="ro2">
          <table:covered-table-cell/>
          <table:table-cell table:style-name="ce29"/>
          <table:table-cell/>
          <table:table-cell table:style-name="ce31"/>
          <table:table-cell table:style-name="ce86"/>
          <table:table-cell table:number-columns-repeated="1019"/>
        </table:table-row>
        <table:table-row table:style-name="ro2" table:number-rows-repeated="3">
          <table:table-cell table:style-name="ce86"/>
          <table:table-cell table:style-name="ce29"/>
          <table:table-cell table:style-name="ce31" table:number-columns-repeated="2"/>
          <table:table-cell table:style-name="ce86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net_Önizleme" table:style-name="ta3">
        <table:table-column table:style-name="co22" table:default-cell-style-name="ce139"/>
        <table:table-column table:style-name="co23" table:default-cell-style-name="ce139"/>
        <table:table-column table:style-name="co8" table:default-cell-style-name="ce139"/>
        <table:table-column table:style-name="co24" table:default-cell-style-name="ce139"/>
        <table:table-column table:style-name="co25" table:default-cell-style-name="ce139"/>
        <table:table-column table:style-name="co26" table:default-cell-style-name="ce139"/>
        <table:table-column table:style-name="co27" table:default-cell-style-name="ce139"/>
        <table:table-column table:style-name="co28" table:default-cell-style-name="ce139"/>
        <table:table-column table:style-name="co29" table:default-cell-style-name="ce139"/>
        <table:table-column table:style-name="co30" table:default-cell-style-name="ce139"/>
        <table:table-column table:style-name="co31" table:default-cell-style-name="ce139"/>
        <table:table-column table:style-name="co32" table:default-cell-style-name="ce139"/>
        <table:table-column table:style-name="co33" table:default-cell-style-name="ce139"/>
        <table:table-column table:style-name="co14" table:number-columns-repeated="1008" table:default-cell-style-name="ce139"/>
        <table:table-column table:style-name="co9" table:default-cell-style-name="ce1"/>
        <table:table-column table:style-name="co10" table:number-columns-repeated="2" table:default-cell-style-name="ce1"/>
        <table:table-row table:style-name="ro4" table:number-rows-repeated="8">
          <table:table-cell table:number-columns-repeated="1024"/>
        </table:table-row>
        <table:table-row table:style-name="ro4">
          <table:table-cell/>
          <table:table-cell table:style-name="ce43"/>
          <table:table-cell/>
          <table:table-cell table:style-name="ce44" table:number-columns-repeated="9"/>
          <table:table-cell table:style-name="ce45"/>
          <table:table-cell table:number-columns-repeated="1011"/>
        </table:table-row>
        <table:table-row table:style-name="ro4">
          <table:table-cell/>
          <table:table-cell table:style-name="ce46"/>
          <table:table-cell table:style-name="ce145" table:formula="of:=[.$H20] &amp;&quot;    - Taksit No: &quot; &amp; [.$J12]&amp;&quot;  &quot;" office:value-type="string" office:string-value="49048179620    - Taksit No:   " calcext:value-type="string" table:number-columns-spanned="1" table:number-rows-spanned="21">
            <text:p>49048179620 <text:s text:c="3"/>- Taksit No: <text:s text:c="2"/></text:p>
          </table:table-cell>
          <table:table-cell table:style-name="ce48"/>
          <table:table-cell table:style-name="ce113"/>
          <table:table-cell table:style-name="ce114" office:value-type="string" calcext:value-type="string">
            <text:p>VADE</text:p>
          </table:table-cell>
          <table:table-cell table:style-name="ce115"/>
          <table:table-cell table:style-name="ce114" office:value-type="string" calcext:value-type="string">
            <text:p>TÜRK LIRASI</text:p>
          </table:table-cell>
          <table:table-cell table:style-name="ce114"/>
          <table:table-cell table:style-name="ce114" office:value-type="string" calcext:value-type="string">
            <text:p>No</text:p>
          </table:table-cell>
          <table:table-cell table:style-name="ce116"/>
          <table:table-cell table:style-name="ce117" office:value-type="string" calcext:value-type="string">
            <text:p>DÜZENLEME TARIHI</text:p>
          </table:table-cell>
          <table:table-cell table:style-name="ce54"/>
          <table:table-cell table:number-columns-repeated="1011"/>
        </table:table-row>
        <table:table-row table:style-name="ro4">
          <table:table-cell/>
          <table:table-cell table:style-name="ce46"/>
          <table:covered-table-cell/>
          <table:table-cell table:style-name="ce48"/>
          <table:table-cell table:style-name="ce118"/>
          <table:table-cell table:style-name="ce121" table:formula="of:= IF([Senet_Taksit_Giriş.D3]=&quot;&quot;;&quot;&quot;;[Senet_Taksit_Giriş.D3])" office:value-type="date" office:date-value="2023-09-30" calcext:value-type="date" table:number-columns-spanned="1" table:number-rows-spanned="2">
            <text:p>30.09.2023</text:p>
          </table:table-cell>
          <table:table-cell table:style-name="ce108"/>
          <table:table-cell table:style-name="ce123" table:formula="of:=&quot;# &quot;&amp;TEXT(([Senet_Taksit_Giriş.E3]);&quot;#.##0,00&quot;)&amp;&quot; TL #&quot;" office:value-type="string" office:string-value="# 6.000,00 TL #" calcext:value-type="string" table:number-columns-spanned="1" table:number-rows-spanned="2">
            <text:p># 6.000,00 TL #</text:p>
          </table:table-cell>
          <table:table-cell table:style-name="ce110"/>
          <table:table-cell table:style-name="ce125" table:formula="of:=&quot;- &quot;&amp;TEXT(INT([Senet_Taksit_Giriş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112"/>
          <table:table-cell table:style-name="ce127" table:formula="of:=[Senet_Taksit_Giriş.C3]" office:value-type="date" office:date-value="2023-08-30" calcext:value-type="date" table:number-columns-spanned="1" table:number-rows-spanned="2">
            <text:p>30.08.2023</text:p>
          </table:table-cell>
          <table:table-cell table:style-name="ce54"/>
          <table:table-cell table:number-columns-repeated="1011"/>
        </table:table-row>
        <table:table-row table:style-name="ro4">
          <table:table-cell/>
          <table:table-cell table:style-name="ce46"/>
          <table:covered-table-cell/>
          <table:table-cell table:style-name="ce48"/>
          <table:table-cell table:style-name="ce120"/>
          <table:covered-table-cell/>
          <table:table-cell table:style-name="ce122"/>
          <table:covered-table-cell/>
          <table:table-cell table:style-name="ce124"/>
          <table:covered-table-cell/>
          <table:table-cell table:style-name="ce126"/>
          <table:covered-table-cell/>
          <table:table-cell table:style-name="ce54"/>
          <table:table-cell table:number-columns-repeated="1011"/>
        </table:table-row>
        <table:table-row table:style-name="ro4">
          <table:table-cell/>
          <table:table-cell table:style-name="ce46"/>
          <table:covered-table-cell/>
          <table:table-cell table:style-name="ce48" table:number-columns-repeated="2"/>
          <table:table-cell table:style-name="ce131" table:formula="of:=&quot;                       İş bu emre muharrer senedim&quot;&amp;IF([Senet_Borçlu_Alacaklı_Giriş.$C$4]=&quot;Gerçek Kişi&quot;;&quot;in&quot;;&quot;izin&quot;)&amp;&quot; mükabilinde &quot;&amp;IF(TEXT([.F11];&quot;GG AAAA yyyy&quot;)=&quot;&quot;;&quot;                                          &quot;;TEXT([.F11];&quot;GG AAAA yyyy&quot;))&amp;&quot; tarihinde; Sayın : &quot;&amp;IF([Senet_Borçlu_Alacaklı_Giriş.$C$1]=&quot;&quot;;&quot;&#10;&quot;;[Senet_Borçlu_Alacaklı_Giriş.$C$1])&amp;&quot; veyahut emruhavalesine yukarıda yazılı Yalnız # &quot;&amp;[Senet_Taksit_Giriş.F4]&amp;&quot; #  kayıtsız ve şartsız ödemeyi vaadederi&quot;&amp;IF([Senet_Borçlu_Alacaklı_Giriş.$C$4]=&quot;Gerçek Kişi&quot;;&quot;m.&quot;;&quot;z.&quot;)&amp;&quot; Bedeli &quot;&amp;[Senet_Taksit_Giriş.G5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office:value-type="string" office:string-value="                       İş bu emre muharrer senedimin mükabilinde 30 Eylül 2023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calcext:value-type="string" table:number-columns-spanned="7" table:number-rows-spanned="6">
            <text:p>                       İş bu emre muharrer senedimin mükabilinde 30 Eylül 2023 tarihinde; Sayın : </text:p>
            <text:p>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4"/>
          <table:table-cell table:style-name="ce65" office:value-type="string" calcext:value-type="string">
            <text:p>Borçlu İsim-Unvan</text:p>
          </table:table-cell>
          <table:table-cell table:style-name="ce66" office:value-type="string" calcext:value-type="string">
            <text:p>:</text:p>
          </table:table-cell>
          <table:table-cell table:style-name="ce100" table:formula="of:=[Senet_Borçlu_Alacaklı_Giriş.$C5]" office:value-type="string" office:string-value="CİHAN ÇAM" calcext:value-type="string" table:number-columns-spanned="5" table:number-rows-spanned="1">
            <text:p>CİHAN ÇAM</text:p>
          </table:table-cell>
          <table:covered-table-cell table:number-columns-repeated="4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68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70" table:formula="of:=[Senet_Borçlu_Alacaklı_Giriş.$C$8]" office:value-type="string" office:string-value="49048179620" calcext:value-type="string">
            <text:p>49048179620</text:p>
          </table:table-cell>
          <table:table-cell table:style-name="ce70" table:number-columns-repeated="3"/>
          <table:table-cell table:style-name="ce71"/>
          <table:table-cell table:style-name="ce54"/>
          <table:table-cell table:number-columns-repeated="101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table-cell table:style-name="ce73" office:value-type="string" calcext:value-type="string">
            <text:p>Adres</text:p>
          </table:table-cell>
          <table:table-cell table:style-name="ce74" table:number-columns-repeated="2"/>
          <table:table-cell table:style-name="ce1"/>
          <table:table-cell table:style-name="ce75" office:value-type="string" calcext:value-type="string">
            <text:p>İmza</text:p>
          </table:table-cell>
          <table:table-cell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table-cell table:style-name="ce101" table:formula="of:=[Senet_Borçlu_Alacaklı_Giriş.$C$6]" office:value-type="string" office:string-value="Bedestenlioğlu Mah. Oğuzkent Koop Giriş Kat Tokat" calcext:value-type="string" table:number-columns-spanned="4" table:number-rows-spanned="2">
            <text:p>Bedestenlioğlu Mah. Oğuzkent Koop Giriş Kat Tokat</text:p>
          </table:table-cell>
          <table:covered-table-cell table:number-columns-repeated="3"/>
          <table:table-cell table:style-name="ce74"/>
          <table:table-cell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covered-table-cell table:number-columns-repeated="4"/>
          <table:table-cell table:style-name="ce74"/>
          <table:table-cell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77"/>
          <table:table-cell table:style-name="ce78" table:formula="of:=&quot;Vergi Dairesi  &quot;" office:value-type="string" office:string-value="Vergi Dairesi  " calcext:value-type="string">
            <text:p>Vergi Dairesi <text:s/></text:p>
          </table:table-cell>
          <table:table-cell table:style-name="ce79" office:value-type="string" calcext:value-type="string">
            <text:p>:</text:p>
          </table:table-cell>
          <table:table-cell table:style-name="ce79" table:formula="of:=[Senet_Borçlu_Alacaklı_Giriş.$C$7]" office:value-type="string" office:string-value="Tokat" calcext:value-type="string">
            <text:p>Tokat</text:p>
          </table:table-cell>
          <table:table-cell table:style-name="ce79"/>
          <table:table-cell table:style-name="ce80" table:number-columns-repeated="2"/>
          <table:table-cell table:style-name="ce81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4"/>
          <table:table-cell table:style-name="ce82" office:value-type="string" calcext:value-type="string">
            <text:p>KEFİL İsim Unvan</text:p>
          </table:table-cell>
          <table:table-cell table:style-name="ce83" office:value-type="string" calcext:value-type="string">
            <text:p>:</text:p>
          </table:table-cell>
          <table:table-cell table:style-name="ce83" table:formula="of:=[Senet_Borçlu_Alacaklı_Giriş.$C$9]" office:value-type="string" office:string-value=" " calcext:value-type="string">
            <text:p><text:s/></text:p>
          </table:table-cell>
          <table:table-cell table:style-name="ce83"/>
          <table:table-cell table:style-name="ce84"/>
          <table:table-cell table:style-name="ce44"/>
          <table:table-cell table:style-name="ce45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87"/>
          <table:table-cell table:style-name="ce88" office:value-type="string" calcext:value-type="string">
            <text:p>:</text:p>
          </table:table-cell>
          <table:table-cell table:style-name="ce89" table:formula="of:=[Senet_Borçlu_Alacaklı_Giriş.$C$12]" office:value-type="string" office:string-value=" " calcext:value-type="string">
            <text:p><text:s/></text:p>
          </table:table-cell>
          <table:table-cell table:style-name="ce88"/>
          <table:table-cell table:style-name="ce90"/>
          <table:table-cell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91" office:value-type="string" calcext:value-type="string">
            <text:p>Adres</text:p>
          </table:table-cell>
          <table:table-cell table:style-name="ce74" table:number-columns-repeated="2"/>
          <table:table-cell table:style-name="ce1"/>
          <table:table-cell table:style-name="ce75" office:value-type="string" calcext:value-type="string">
            <text:p>İmza</text:p>
          </table:table-cell>
          <table:table-cell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40" table:number-columns-spanned="4" table:number-rows-spanned="1"/>
          <table:covered-table-cell table:number-columns-repeated="3"/>
          <table:table-cell table:number-columns-repeated="2"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77"/>
          <table:table-cell table:style-name="ce79" table:formula="of:=&quot;Vergi Dairesi  &quot;" office:value-type="string" office:string-value="Vergi Dairesi  " calcext:value-type="string">
            <text:p>Vergi Dairesi <text:s/></text:p>
          </table:table-cell>
          <table:table-cell table:style-name="ce79"/>
          <table:table-cell table:style-name="ce79" table:formula="of:=[Senet_Borçlu_Alacaklı_Giriş.$C$11]" office:value-type="string" office:string-value=" " calcext:value-type="string">
            <text:p><text:s/></text:p>
          </table:table-cell>
          <table:table-cell table:style-name="ce79"/>
          <table:table-cell table:style-name="ce80" table:number-columns-repeated="2"/>
          <table:table-cell table:style-name="ce81"/>
          <table:table-cell table:style-name="ce54"/>
          <table:table-cell table:number-columns-repeated="1011"/>
        </table:table-row>
        <table:table-row table:style-name="ro4">
          <table:table-cell/>
          <table:table-cell table:style-name="ce92"/>
          <table:covered-table-cell/>
          <table:table-cell table:style-name="ce80" table:number-columns-repeated="9"/>
          <table:table-cell table:style-name="ce81"/>
          <table:table-cell table:number-columns-repeated="1011"/>
        </table:table-row>
        <table:table-row table:style-name="ro4" table:number-rows-repeated="4">
          <table:table-cell table:number-columns-repeated="2"/>
          <table:table-cell table:style-name="ce47"/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43"/>
          <table:table-cell table:style-name="ce145" table:formula="of:=[.$H47] &amp;&quot;    - Taksit No: &quot; &amp; [.$J39]&amp;&quot;  &quot;" office:value-type="string" office:string-value="CİHAN ÇAM    - Taksit No: 2  " calcext:value-type="string" table:number-columns-spanned="1" table:number-rows-spanned="22">
            <text:p>CİHAN ÇAM <text:s text:c="3"/>- Taksit No: 2 <text:s/></text:p>
          </table:table-cell>
          <table:table-cell table:style-name="ce44" table:number-columns-repeated="9"/>
          <table:table-cell table:style-name="ce45"/>
          <table:table-cell table:number-columns-repeated="1011"/>
        </table:table-row>
        <table:table-row table:style-name="ro4">
          <table:table-cell/>
          <table:table-cell table:style-name="ce46"/>
          <table:covered-table-cell/>
          <table:table-cell table:style-name="ce48"/>
          <table:table-cell table:style-name="ce113"/>
          <table:table-cell table:style-name="ce114" office:value-type="string" calcext:value-type="string">
            <text:p>VADE</text:p>
          </table:table-cell>
          <table:table-cell table:style-name="ce115"/>
          <table:table-cell table:style-name="ce114" office:value-type="string" calcext:value-type="string">
            <text:p>TÜRK LIRASI</text:p>
          </table:table-cell>
          <table:table-cell table:style-name="ce114"/>
          <table:table-cell table:style-name="ce114" office:value-type="string" calcext:value-type="string">
            <text:p>No</text:p>
          </table:table-cell>
          <table:table-cell table:style-name="ce116"/>
          <table:table-cell table:style-name="ce117" office:value-type="string" calcext:value-type="string">
            <text:p>DÜZENLEME TARIHI</text:p>
          </table:table-cell>
          <table:table-cell table:style-name="ce54"/>
          <table:table-cell table:number-columns-repeated="1011"/>
        </table:table-row>
        <table:table-row table:style-name="ro4">
          <table:table-cell/>
          <table:table-cell table:style-name="ce46"/>
          <table:covered-table-cell/>
          <table:table-cell table:style-name="ce48"/>
          <table:table-cell table:style-name="ce118"/>
          <table:table-cell table:style-name="ce121" table:formula="of:= IF([Senet_Taksit_Giriş.D4]=&quot;&quot;;&quot;&quot;;[Senet_Taksit_Giriş.D4])" table:number-columns-spanned="1" table:number-rows-spanned="2">
            <text:p/>
          </table:table-cell>
          <table:table-cell table:style-name="ce108"/>
          <table:table-cell table:style-name="ce123" table:formula="of:=&quot;# &quot;&amp;TEXT(([Senet_Taksit_Giriş.E4]);&quot;#.##0,00&quot;)&amp;&quot; TL #&quot;" office:value-type="string" office:string-value="# 6.000,00 TL #" calcext:value-type="string" table:number-columns-spanned="1" table:number-rows-spanned="2">
            <text:p># 6.000,00 TL #</text:p>
          </table:table-cell>
          <table:table-cell table:style-name="ce110"/>
          <table:table-cell table:style-name="ce125" table:formula="of:=[Senet_Taksit_Giriş.B4]" office:value-type="float" office:value="2" calcext:value-type="float" table:number-columns-spanned="1" table:number-rows-spanned="2">
            <text:p>2</text:p>
          </table:table-cell>
          <table:table-cell table:style-name="ce112"/>
          <table:table-cell table:style-name="ce127" table:formula="of:=[Senet_Taksit_Giriş.C4]" office:value-type="date" office:date-value="2023-08-30" calcext:value-type="date" table:number-columns-spanned="1" table:number-rows-spanned="2">
            <text:p>30.08.2023</text:p>
          </table:table-cell>
          <table:table-cell table:style-name="ce54"/>
          <table:table-cell table:number-columns-repeated="1011"/>
        </table:table-row>
        <table:table-row table:style-name="ro4">
          <table:table-cell/>
          <table:table-cell table:style-name="ce46"/>
          <table:covered-table-cell/>
          <table:table-cell table:style-name="ce48"/>
          <table:table-cell table:style-name="ce120"/>
          <table:covered-table-cell/>
          <table:table-cell table:style-name="ce122"/>
          <table:covered-table-cell/>
          <table:table-cell table:style-name="ce124"/>
          <table:covered-table-cell/>
          <table:table-cell table:style-name="ce126"/>
          <table:covered-table-cell/>
          <table:table-cell table:style-name="ce54"/>
          <table:table-cell table:number-columns-repeated="1011"/>
        </table:table-row>
        <table:table-row table:style-name="ro4">
          <table:table-cell/>
          <table:table-cell table:style-name="ce46"/>
          <table:covered-table-cell/>
          <table:table-cell table:style-name="ce48" table:number-columns-repeated="2"/>
          <table:table-cell table:style-name="ce131" table:formula="of:=&quot;                       İş bu emre muharrer senedim&quot;&amp;IF([Senet_Borçlu_Alacaklı_Giriş.$C$4]=&quot;Gerçek Kişi&quot;;&quot;in&quot;;&quot;izin&quot;)&amp;&quot; mükabilinde &quot;&amp;IF(TEXT([.F39];&quot;GG AAAA yyyy&quot;)=&quot;&quot;;&quot;                                          &quot;;TEXT([.F39];&quot;GG AAAA yyyy&quot;))&amp;&quot; tarihinde; Sayın : &quot;&amp;IF([Senet_Borçlu_Alacaklı_Giriş.$C$1]=&quot;&quot;;&quot;&#10;&quot;;[Senet_Borçlu_Alacaklı_Giriş.$C$1])&amp;&quot; veyahut emruhavalesine yukarıda yazılı Yalnız # &quot;&amp;[Senet_Taksit_Giriş.F5]&amp;&quot; #  kayıtsız ve şartsız ödemeyi vaadederi&quot;&amp;IF([Senet_Borçlu_Alacaklı_Giriş.$C$4]=&quot;Gerçek Kişi&quot;;&quot;m.&quot;;&quot;z.&quot;)&amp;&quot; Bedeli &quot;&amp;[Senet_Taksit_Giriş.G5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office:value-type="string" office:string-value="                       İş bu emre muharrer senedimin mükabilinde                                           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calcext:value-type="string" table:number-columns-spanned="7" table:number-rows-spanned="6">
            <text:p>                       İş bu emre muharrer senedimin mükabilinde                                            tarihinde; Sayın : </text:p>
            <text:p>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011"/>
        </table:table-row>
        <table:table-row table:style-name="ro4">
          <table:table-cell/>
          <table:table-cell table:style-name="ce46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4"/>
          <table:table-cell table:style-name="ce65" office:value-type="string" calcext:value-type="string">
            <text:p>Borçlu İsim-Unvan</text:p>
          </table:table-cell>
          <table:table-cell table:style-name="ce66" office:value-type="string" calcext:value-type="string">
            <text:p>:</text:p>
          </table:table-cell>
          <table:table-cell table:style-name="ce100" table:formula="of:=[.H19]" office:value-type="string" office:string-value="CİHAN ÇAM" calcext:value-type="string" table:number-columns-spanned="5" table:number-rows-spanned="1">
            <text:p>CİHAN ÇAM</text:p>
          </table:table-cell>
          <table:covered-table-cell table:number-columns-repeated="4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68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70" table:formula="of:=[Senet_Borçlu_Alacaklı_Giriş.$C$8]" office:value-type="string" office:string-value="49048179620" calcext:value-type="string">
            <text:p>49048179620</text:p>
          </table:table-cell>
          <table:table-cell table:style-name="ce70" table:number-columns-repeated="3"/>
          <table:table-cell table:style-name="ce71"/>
          <table:table-cell table:style-name="ce54"/>
          <table:table-cell table:number-columns-repeated="101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table-cell table:style-name="ce73" office:value-type="string" calcext:value-type="string">
            <text:p>Adres</text:p>
          </table:table-cell>
          <table:table-cell table:style-name="ce74" table:number-columns-repeated="2"/>
          <table:table-cell table:style-name="ce1"/>
          <table:table-cell table:style-name="ce75" office:value-type="string" calcext:value-type="string">
            <text:p>İmza</text:p>
          </table:table-cell>
          <table:table-cell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table-cell table:style-name="ce101" table:formula="of:=[Senet_Borçlu_Alacaklı_Giriş.$C$6]" office:value-type="string" office:string-value="Bedestenlioğlu Mah. Oğuzkent Koop Giriş Kat Tokat" calcext:value-type="string" table:number-columns-spanned="4" table:number-rows-spanned="2">
            <text:p>Bedestenlioğlu Mah. Oğuzkent Koop Giriş Kat Tokat</text:p>
          </table:table-cell>
          <table:covered-table-cell table:number-columns-repeated="3"/>
          <table:table-cell table:style-name="ce74"/>
          <table:table-cell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covered-table-cell table:number-columns-repeated="4"/>
          <table:table-cell table:style-name="ce74"/>
          <table:table-cell table:style-name="ce90"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77"/>
          <table:table-cell table:style-name="ce78" table:formula="of:=&quot;Vergi Dairesi  &quot;" office:value-type="string" office:string-value="Vergi Dairesi  " calcext:value-type="string">
            <text:p>Vergi Dairesi <text:s/></text:p>
          </table:table-cell>
          <table:table-cell table:style-name="ce79" office:value-type="string" calcext:value-type="string">
            <text:p>:</text:p>
          </table:table-cell>
          <table:table-cell table:style-name="ce79" table:formula="of:=[Senet_Borçlu_Alacaklı_Giriş.$C$7]" office:value-type="string" office:string-value="Tokat" calcext:value-type="string">
            <text:p>Tokat</text:p>
          </table:table-cell>
          <table:table-cell table:style-name="ce79"/>
          <table:table-cell table:style-name="ce80" table:number-columns-repeated="2"/>
          <table:table-cell table:style-name="ce81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4"/>
          <table:table-cell table:style-name="ce82" office:value-type="string" calcext:value-type="string">
            <text:p>KEFİL İsim Unvan</text:p>
          </table:table-cell>
          <table:table-cell table:style-name="ce83" office:value-type="string" calcext:value-type="string">
            <text:p>:</text:p>
          </table:table-cell>
          <table:table-cell table:style-name="ce83" table:formula="of:=[Senet_Borçlu_Alacaklı_Giriş.$C$9]" office:value-type="string" office:string-value=" " calcext:value-type="string">
            <text:p><text:s/></text:p>
          </table:table-cell>
          <table:table-cell table:style-name="ce83"/>
          <table:table-cell table:style-name="ce84"/>
          <table:table-cell table:style-name="ce44"/>
          <table:table-cell table:style-name="ce45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87" office:value-type="string" calcext:value-type="string">
            <text:p>TC Kimlik No</text:p>
          </table:table-cell>
          <table:table-cell table:style-name="ce88" office:value-type="string" calcext:value-type="string">
            <text:p>:</text:p>
          </table:table-cell>
          <table:table-cell table:style-name="ce89" table:formula="of:=[Senet_Borçlu_Alacaklı_Giriş.$C$12]" office:value-type="string" office:string-value=" " calcext:value-type="string">
            <text:p><text:s/></text:p>
          </table:table-cell>
          <table:table-cell table:style-name="ce88"/>
          <table:table-cell table:style-name="ce90"/>
          <table:table-cell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91" office:value-type="string" calcext:value-type="string">
            <text:p>Adres</text:p>
          </table:table-cell>
          <table:table-cell table:style-name="ce74" table:number-columns-repeated="2"/>
          <table:table-cell table:style-name="ce1"/>
          <table:table-cell table:style-name="ce75" office:value-type="string" calcext:value-type="string">
            <text:p>İmza</text:p>
          </table:table-cell>
          <table:table-cell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102" table:formula="of:=[Senet_Borçlu_Alacaklı_Giriş.$C$10]" office:value-type="string" office:string-value=" " calcext:value-type="string" table:number-columns-spanned="4" table:number-rows-spanned="1">
            <text:p><text:s/></text:p>
          </table:table-cell>
          <table:covered-table-cell table:number-columns-repeated="3"/>
          <table:table-cell table:number-columns-repeated="2"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77"/>
          <table:table-cell table:style-name="ce79" table:formula="of:=&quot;Vergi Dairesi  &quot;" office:value-type="string" office:string-value="Vergi Dairesi  " calcext:value-type="string">
            <text:p>Vergi Dairesi <text:s/></text:p>
          </table:table-cell>
          <table:table-cell table:style-name="ce79"/>
          <table:table-cell table:style-name="ce79" table:formula="of:=[Senet_Borçlu_Alacaklı_Giriş.$C$11]" office:value-type="string" office:string-value=" " calcext:value-type="string">
            <text:p><text:s/></text:p>
          </table:table-cell>
          <table:table-cell table:style-name="ce79"/>
          <table:table-cell table:style-name="ce80" table:number-columns-repeated="2"/>
          <table:table-cell table:style-name="ce81"/>
          <table:table-cell table:style-name="ce54"/>
          <table:table-cell table:number-columns-repeated="1011"/>
        </table:table-row>
        <table:table-row table:style-name="ro4">
          <table:table-cell/>
          <table:table-cell table:style-name="ce92"/>
          <table:covered-table-cell/>
          <table:table-cell table:style-name="ce80" table:number-columns-repeated="9"/>
          <table:table-cell table:style-name="ce81"/>
          <table:table-cell table:number-columns-repeated="1011"/>
        </table:table-row>
        <table:table-row table:style-name="ro4" table:number-rows-repeated="6">
          <table:table-cell/>
          <table:table-cell table:style-name="ce1" table:number-columns-repeated="1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3"/>
          <table:table-cell table:style-name="ce145" table:formula="of:=[.$H76] &amp;&quot;    - Taksit No: &quot; &amp; [.$J68]&amp;&quot;  &quot;" office:value-type="string" office:string-value="CİHAN ÇAM    - Taksit No: 3  " calcext:value-type="string" table:number-columns-spanned="1" table:number-rows-spanned="22">
            <text:p>CİHAN ÇAM <text:s text:c="3"/>- Taksit No: 3 <text:s/></text:p>
          </table:table-cell>
          <table:table-cell table:style-name="ce44" table:number-columns-repeated="9"/>
          <table:table-cell table:style-name="ce45"/>
          <table:table-cell table:number-columns-repeated="1011"/>
        </table:table-row>
        <table:table-row table:style-name="ro4">
          <table:table-cell/>
          <table:table-cell table:style-name="ce46"/>
          <table:covered-table-cell/>
          <table:table-cell table:style-name="ce48" table:number-columns-repeated="2"/>
          <table:table-cell table:style-name="ce128" office:value-type="string" calcext:value-type="string">
            <text:p>VADE</text:p>
          </table:table-cell>
          <table:table-cell table:style-name="ce115"/>
          <table:table-cell table:style-name="ce114" office:value-type="string" calcext:value-type="string">
            <text:p>TÜRK LIRASI</text:p>
          </table:table-cell>
          <table:table-cell table:style-name="ce114"/>
          <table:table-cell table:style-name="ce114" office:value-type="string" calcext:value-type="string">
            <text:p>No</text:p>
          </table:table-cell>
          <table:table-cell table:style-name="ce116"/>
          <table:table-cell table:style-name="ce117" office:value-type="string" calcext:value-type="string">
            <text:p>DÜZENLEME TARIHI</text:p>
          </table:table-cell>
          <table:table-cell table:style-name="ce54"/>
          <table:table-cell table:number-columns-repeated="1011"/>
        </table:table-row>
        <table:table-row table:style-name="ro4">
          <table:table-cell/>
          <table:table-cell table:style-name="ce46"/>
          <table:covered-table-cell/>
          <table:table-cell table:style-name="ce48" table:number-columns-repeated="2"/>
          <table:table-cell table:style-name="ce130" table:formula="of:= IF([Senet_Taksit_Giriş.D34]=&quot;&quot;;&quot;&quot;;[Senet_Taksit_Giriş.D34])" table:number-columns-spanned="1" table:number-rows-spanned="2">
            <text:p/>
          </table:table-cell>
          <table:table-cell table:style-name="ce108"/>
          <table:table-cell table:style-name="ce123" table:formula="of:=&quot;# &quot;&amp;TEXT(([Senet_Taksit_Giriş.E5]);&quot;#.##0,00&quot;)&amp;&quot; TL #&quot;" office:value-type="string" office:string-value="# 6.000,00 TL #" calcext:value-type="string" table:number-columns-spanned="1" table:number-rows-spanned="2">
            <text:p># 6.000,00 TL #</text:p>
          </table:table-cell>
          <table:table-cell table:style-name="ce110"/>
          <table:table-cell table:style-name="ce125" table:formula="of:=[Senet_Taksit_Giriş.B5]" office:value-type="float" office:value="3" calcext:value-type="float" table:number-columns-spanned="1" table:number-rows-spanned="2">
            <text:p>3</text:p>
          </table:table-cell>
          <table:table-cell table:style-name="ce112"/>
          <table:table-cell table:style-name="ce127" table:formula="of:=[Senet_Taksit_Giriş.C5]" office:value-type="date" office:date-value="2023-08-30" calcext:value-type="date" table:number-columns-spanned="1" table:number-rows-spanned="2">
            <text:p>30.08.2023</text:p>
          </table:table-cell>
          <table:table-cell table:style-name="ce54"/>
          <table:table-cell table:number-columns-repeated="1011"/>
        </table:table-row>
        <table:table-row table:style-name="ro4">
          <table:table-cell/>
          <table:table-cell table:style-name="ce46"/>
          <table:covered-table-cell/>
          <table:table-cell table:style-name="ce48" table:number-columns-repeated="2"/>
          <table:covered-table-cell/>
          <table:table-cell table:style-name="ce122"/>
          <table:covered-table-cell/>
          <table:table-cell table:style-name="ce124"/>
          <table:covered-table-cell/>
          <table:table-cell table:style-name="ce126"/>
          <table:covered-table-cell/>
          <table:table-cell table:style-name="ce54"/>
          <table:table-cell table:number-columns-repeated="1011"/>
        </table:table-row>
        <table:table-row table:style-name="ro4">
          <table:table-cell/>
          <table:table-cell table:style-name="ce46"/>
          <table:covered-table-cell/>
          <table:table-cell table:style-name="ce48" table:number-columns-repeated="2"/>
          <table:table-cell table:style-name="ce131" table:formula="of:=&quot;                       İş bu emre muharrer senedim&quot;&amp;IF([Senet_Borçlu_Alacaklı_Giriş.$C$4]=&quot;Gerçek Kişi&quot;;&quot;in&quot;;&quot;izin&quot;)&amp;&quot; mükabilinde &quot;&amp;IF(TEXT([.F68];&quot;GG AAAA yyyy&quot;)=&quot;&quot;;&quot;                                          &quot;;TEXT([.F68];&quot;GG AAAA yyyy&quot;))&amp;&quot; tarihinde; Sayın : &quot;&amp;IF([Senet_Borçlu_Alacaklı_Giriş.$C$1]=&quot;&quot;;&quot;&#10;&quot;;[Senet_Borçlu_Alacaklı_Giriş.$C$1])&amp;&quot; veyahut emruhavalesine yukarıda yazılı Yalnız # &quot;&amp;[Senet_Taksit_Giriş.F6]&amp;&quot; #  kayıtsız ve şartsız ödemeyi vaadederi&quot;&amp;IF([Senet_Borçlu_Alacaklı_Giriş.$C$4]=&quot;Gerçek Kişi&quot;;&quot;m.&quot;;&quot;z.&quot;)&amp;&quot; Bedeli &quot;&amp;[Senet_Taksit_Giriş.G6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office:value-type="string" office:string-value="                       İş bu emre muharrer senedimin mükabilinde                                           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calcext:value-type="string" table:number-columns-spanned="7" table:number-rows-spanned="6">
            <text:p>                       İş bu emre muharrer senedimin mükabilinde                                            tarihinde; Sayın : </text:p>
            <text:p>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011"/>
        </table:table-row>
        <table:table-row table:style-name="ro4">
          <table:table-cell/>
          <table:table-cell table:style-name="ce46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4"/>
          <table:table-cell table:style-name="ce65" office:value-type="string" calcext:value-type="string">
            <text:p>Borçlu İsim-Unvan</text:p>
          </table:table-cell>
          <table:table-cell table:style-name="ce66" office:value-type="string" calcext:value-type="string">
            <text:p>:</text:p>
          </table:table-cell>
          <table:table-cell table:style-name="ce100" office:value-type="string" calcext:value-type="string" table:number-columns-spanned="5" table:number-rows-spanned="1">
            <text:p>CİHAN ÇAM</text:p>
          </table:table-cell>
          <table:covered-table-cell table:number-columns-repeated="4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68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70" office:value-type="float" office:value="49048179620" calcext:value-type="float">
            <text:p>49048179620</text:p>
          </table:table-cell>
          <table:table-cell table:style-name="ce70" table:number-columns-repeated="3"/>
          <table:table-cell table:style-name="ce71"/>
          <table:table-cell table:style-name="ce54"/>
          <table:table-cell table:number-columns-repeated="101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table-cell table:style-name="ce73" office:value-type="string" calcext:value-type="string">
            <text:p>Adres</text:p>
          </table:table-cell>
          <table:table-cell table:style-name="ce74" table:number-columns-repeated="2"/>
          <table:table-cell table:style-name="ce1"/>
          <table:table-cell table:style-name="ce75" office:value-type="string" calcext:value-type="string">
            <text:p>İmza</text:p>
          </table:table-cell>
          <table:table-cell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table-cell table:style-name="ce103" table:formula="of:=[Senet_Borçlu_Alacaklı_Giriş.$C$6]" office:value-type="string" office:string-value="Bedestenlioğlu Mah. Oğuzkent Koop Giriş Kat Tokat" calcext:value-type="string" table:number-columns-spanned="4" table:number-rows-spanned="2">
            <text:p>Bedestenlioğlu Mah. Oğuzkent Koop Giriş Kat Tokat</text:p>
          </table:table-cell>
          <table:covered-table-cell table:number-columns-repeated="3"/>
          <table:table-cell table:style-name="ce74"/>
          <table:table-cell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covered-table-cell table:number-columns-repeated="4"/>
          <table:table-cell table:style-name="ce74"/>
          <table:table-cell table:style-name="ce90"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77"/>
          <table:table-cell table:style-name="ce78" table:formula="of:=&quot;Vergi Dairesi  &quot;" office:value-type="string" office:string-value="Vergi Dairesi  " calcext:value-type="string">
            <text:p>Vergi Dairesi <text:s/></text:p>
          </table:table-cell>
          <table:table-cell table:style-name="ce79" office:value-type="string" calcext:value-type="string">
            <text:p>:</text:p>
          </table:table-cell>
          <table:table-cell table:style-name="ce79" table:formula="of:=[Senet_Borçlu_Alacaklı_Giriş.$C$7]" office:value-type="string" office:string-value="Tokat" calcext:value-type="string">
            <text:p>Tokat</text:p>
          </table:table-cell>
          <table:table-cell table:style-name="ce79"/>
          <table:table-cell table:style-name="ce80" table:number-columns-repeated="2"/>
          <table:table-cell table:style-name="ce81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4"/>
          <table:table-cell table:style-name="ce82" office:value-type="string" calcext:value-type="string">
            <text:p>KEFİL İsim Unvan</text:p>
          </table:table-cell>
          <table:table-cell table:style-name="ce83" office:value-type="string" calcext:value-type="string">
            <text:p>:</text:p>
          </table:table-cell>
          <table:table-cell table:style-name="ce83" table:formula="of:=[Senet_Borçlu_Alacaklı_Giriş.$C$9]" office:value-type="string" office:string-value=" " calcext:value-type="string">
            <text:p><text:s/></text:p>
          </table:table-cell>
          <table:table-cell table:style-name="ce83"/>
          <table:table-cell table:style-name="ce84"/>
          <table:table-cell table:style-name="ce44"/>
          <table:table-cell table:style-name="ce45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87" office:value-type="string" calcext:value-type="string">
            <text:p>TC Kimlik No</text:p>
          </table:table-cell>
          <table:table-cell table:style-name="ce88" office:value-type="string" calcext:value-type="string">
            <text:p>:</text:p>
          </table:table-cell>
          <table:table-cell table:style-name="ce89" table:formula="of:=[Senet_Borçlu_Alacaklı_Giriş.$C$12]" office:value-type="string" office:string-value=" " calcext:value-type="string">
            <text:p><text:s/></text:p>
          </table:table-cell>
          <table:table-cell table:style-name="ce88"/>
          <table:table-cell table:style-name="ce90"/>
          <table:table-cell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91" office:value-type="string" calcext:value-type="string">
            <text:p>Adres</text:p>
          </table:table-cell>
          <table:table-cell table:style-name="ce74" table:number-columns-repeated="2"/>
          <table:table-cell table:style-name="ce1"/>
          <table:table-cell table:style-name="ce75" office:value-type="string" calcext:value-type="string">
            <text:p>İmza</text:p>
          </table:table-cell>
          <table:table-cell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102" table:formula="of:=[Senet_Borçlu_Alacaklı_Giriş.$C$10]" office:value-type="string" office:string-value=" " calcext:value-type="string" table:number-columns-spanned="4" table:number-rows-spanned="1">
            <text:p><text:s/></text:p>
          </table:table-cell>
          <table:covered-table-cell table:number-columns-repeated="3"/>
          <table:table-cell table:number-columns-repeated="2"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77"/>
          <table:table-cell table:style-name="ce79" table:formula="of:=&quot;Vergi Dairesi  &quot;" office:value-type="string" office:string-value="Vergi Dairesi  " calcext:value-type="string">
            <text:p>Vergi Dairesi <text:s/></text:p>
          </table:table-cell>
          <table:table-cell table:style-name="ce79"/>
          <table:table-cell table:style-name="ce79" table:formula="of:=[Senet_Borçlu_Alacaklı_Giriş.$C$11]" office:value-type="string" office:string-value=" " calcext:value-type="string">
            <text:p><text:s/></text:p>
          </table:table-cell>
          <table:table-cell table:style-name="ce79"/>
          <table:table-cell table:style-name="ce80" table:number-columns-repeated="2"/>
          <table:table-cell table:style-name="ce81"/>
          <table:table-cell table:style-name="ce54"/>
          <table:table-cell table:number-columns-repeated="1011"/>
        </table:table-row>
        <table:table-row table:style-name="ro4">
          <table:table-cell/>
          <table:table-cell table:style-name="ce92"/>
          <table:covered-table-cell/>
          <table:table-cell table:style-name="ce80" table:number-columns-repeated="9"/>
          <table:table-cell table:style-name="ce81"/>
          <table:table-cell table:number-columns-repeated="1011"/>
        </table:table-row>
        <table:table-row table:style-name="ro4">
          <table:table-cell/>
          <table:table-cell table:style-name="ce1" table:number-columns-repeated="12"/>
          <table:table-cell table:number-columns-repeated="1011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/>
          <table:table-cell table:style-name="ce43"/>
          <table:table-cell table:style-name="ce145" table:formula="of:=[.$H107] &amp;&quot;    - Taksit No: &quot; &amp; [.$J99]&amp;&quot;  &quot;" office:value-type="string" office:string-value="CİHAN ÇAM    - Taksit No: 4  " calcext:value-type="string" table:number-columns-spanned="1" table:number-rows-spanned="21">
            <text:p>CİHAN ÇAM <text:s text:c="3"/>- Taksit No: 4 <text:s/></text:p>
          </table:table-cell>
          <table:table-cell table:style-name="ce44" table:number-columns-repeated="9"/>
          <table:table-cell table:style-name="ce45"/>
          <table:table-cell table:number-columns-repeated="1011"/>
        </table:table-row>
        <table:table-row table:style-name="ro4">
          <table:table-cell/>
          <table:table-cell table:style-name="ce46"/>
          <table:covered-table-cell/>
          <table:table-cell table:style-name="ce48"/>
          <table:table-cell table:style-name="ce113"/>
          <table:table-cell table:style-name="ce114" office:value-type="string" calcext:value-type="string">
            <text:p>VADE</text:p>
          </table:table-cell>
          <table:table-cell table:style-name="ce115"/>
          <table:table-cell table:style-name="ce114" office:value-type="string" calcext:value-type="string">
            <text:p>TÜRK LIRASI</text:p>
          </table:table-cell>
          <table:table-cell table:style-name="ce114"/>
          <table:table-cell table:style-name="ce114" office:value-type="string" calcext:value-type="string">
            <text:p>No</text:p>
          </table:table-cell>
          <table:table-cell table:style-name="ce116"/>
          <table:table-cell table:style-name="ce117" office:value-type="string" calcext:value-type="string">
            <text:p>DÜZENLEME TARIHI</text:p>
          </table:table-cell>
          <table:table-cell table:style-name="ce54"/>
          <table:table-cell table:number-columns-repeated="1011"/>
        </table:table-row>
        <table:table-row table:style-name="ro4">
          <table:table-cell/>
          <table:table-cell table:style-name="ce46"/>
          <table:covered-table-cell/>
          <table:table-cell table:style-name="ce48"/>
          <table:table-cell table:style-name="ce118"/>
          <table:table-cell table:style-name="ce121" table:formula="of:= IF([Senet_Taksit_Giriş.D66]=&quot;&quot;;&quot;&quot;;[Senet_Taksit_Giriş.D66])" table:number-columns-spanned="1" table:number-rows-spanned="2">
            <text:p/>
          </table:table-cell>
          <table:table-cell table:style-name="ce108"/>
          <table:table-cell table:style-name="ce123" table:formula="of:=&quot;# &quot;&amp;TEXT(([Senet_Taksit_Giriş.E6]);&quot;#.##0,00&quot;)&amp;&quot; TL #&quot;" office:value-type="string" office:string-value="# 6.000,00 TL #" calcext:value-type="string" table:number-columns-spanned="1" table:number-rows-spanned="2">
            <text:p># 6.000,00 TL #</text:p>
          </table:table-cell>
          <table:table-cell table:style-name="ce110"/>
          <table:table-cell table:style-name="ce125" table:formula="of:=[Senet_Taksit_Giriş.B6]" office:value-type="float" office:value="4" calcext:value-type="float" table:number-columns-spanned="1" table:number-rows-spanned="2">
            <text:p>4</text:p>
          </table:table-cell>
          <table:table-cell table:style-name="ce112"/>
          <table:table-cell table:style-name="ce127" table:formula="of:=[Senet_Taksit_Giriş.C5]" office:value-type="date" office:date-value="2023-08-30" calcext:value-type="date" table:number-columns-spanned="1" table:number-rows-spanned="2">
            <text:p>30.08.2023</text:p>
          </table:table-cell>
          <table:table-cell table:style-name="ce54"/>
          <table:table-cell table:number-columns-repeated="1011"/>
        </table:table-row>
        <table:table-row table:style-name="ro4">
          <table:table-cell/>
          <table:table-cell table:style-name="ce46"/>
          <table:covered-table-cell/>
          <table:table-cell table:style-name="ce48"/>
          <table:table-cell table:style-name="ce120"/>
          <table:covered-table-cell/>
          <table:table-cell table:style-name="ce122"/>
          <table:covered-table-cell/>
          <table:table-cell table:style-name="ce124"/>
          <table:covered-table-cell/>
          <table:table-cell table:style-name="ce126"/>
          <table:covered-table-cell/>
          <table:table-cell table:style-name="ce54"/>
          <table:table-cell table:number-columns-repeated="1011"/>
        </table:table-row>
        <table:table-row table:style-name="ro4">
          <table:table-cell/>
          <table:table-cell table:style-name="ce46"/>
          <table:covered-table-cell/>
          <table:table-cell table:style-name="ce48" table:number-columns-repeated="2"/>
          <table:table-cell table:style-name="ce131" table:formula="of:=&quot;                       İş bu emre muharrer senedim&quot;&amp;IF([Senet_Borçlu_Alacaklı_Giriş.$C$4]=&quot;Gerçek Kişi&quot;;&quot;in&quot;;&quot;izin&quot;)&amp;&quot; mükabilinde &quot;&amp;IF(TEXT([.F99];&quot;GG AAAA yyyy&quot;)=&quot;&quot;;&quot;                                          &quot;;TEXT([.F99];&quot;GG AAAA yyyy&quot;))&amp;&quot; tarihinde; Sayın : &quot;&amp;IF([Senet_Borçlu_Alacaklı_Giriş.$C$1]=&quot;&quot;;&quot;&#10;&quot;;[Senet_Borçlu_Alacaklı_Giriş.$C$1])&amp;&quot; veyahut emruhavalesine yukarıda yazılı Yalnız # &quot;&amp;[Senet_Taksit_Giriş.F6]&amp;&quot; #  kayıtsız ve şartsız ödemeyi vaadederi&quot;&amp;IF([Senet_Borçlu_Alacaklı_Giriş.$C$4]=&quot;Gerçek Kişi&quot;;&quot;m.&quot;;&quot;z.&quot;)&amp;&quot; Bedeli &quot;&amp;[Senet_Taksit_Giriş.G6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office:value-type="string" office:string-value="                       İş bu emre muharrer senedimin mükabilinde                                           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calcext:value-type="string" table:number-columns-spanned="7" table:number-rows-spanned="6">
            <text:p>                       İş bu emre muharrer senedimin mükabilinde                                            tarihinde; Sayın : </text:p>
            <text:p>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011"/>
        </table:table-row>
        <table:table-row table:style-name="ro4">
          <table:table-cell/>
          <table:table-cell table:style-name="ce46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4"/>
          <table:table-cell table:style-name="ce65" office:value-type="string" calcext:value-type="string">
            <text:p>Borçlu İsim-Unvan</text:p>
          </table:table-cell>
          <table:table-cell table:style-name="ce66" office:value-type="string" calcext:value-type="string">
            <text:p>:</text:p>
          </table:table-cell>
          <table:table-cell table:style-name="ce100" office:value-type="string" calcext:value-type="string" table:number-columns-spanned="5" table:number-rows-spanned="1">
            <text:p>CİHAN ÇAM</text:p>
          </table:table-cell>
          <table:covered-table-cell table:number-columns-repeated="4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68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70" office:value-type="float" office:value="49048179620" calcext:value-type="float">
            <text:p>49048179620</text:p>
          </table:table-cell>
          <table:table-cell table:style-name="ce70" table:number-columns-repeated="3"/>
          <table:table-cell table:style-name="ce71"/>
          <table:table-cell table:style-name="ce54"/>
          <table:table-cell table:number-columns-repeated="101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table-cell table:style-name="ce73" office:value-type="string" calcext:value-type="string">
            <text:p>Adres</text:p>
          </table:table-cell>
          <table:table-cell table:style-name="ce74" table:number-columns-repeated="2"/>
          <table:table-cell table:style-name="ce1"/>
          <table:table-cell table:style-name="ce75" office:value-type="string" calcext:value-type="string">
            <text:p>İmza</text:p>
          </table:table-cell>
          <table:table-cell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table-cell table:style-name="ce103" table:formula="of:=[Senet_Borçlu_Alacaklı_Giriş.$C$6]" office:value-type="string" office:string-value="Bedestenlioğlu Mah. Oğuzkent Koop Giriş Kat Tokat" calcext:value-type="string" table:number-columns-spanned="4" table:number-rows-spanned="2">
            <text:p>Bedestenlioğlu Mah. Oğuzkent Koop Giriş Kat Tokat</text:p>
          </table:table-cell>
          <table:covered-table-cell table:number-columns-repeated="3"/>
          <table:table-cell table:style-name="ce74"/>
          <table:table-cell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covered-table-cell table:number-columns-repeated="4"/>
          <table:table-cell table:style-name="ce74"/>
          <table:table-cell table:style-name="ce90"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77"/>
          <table:table-cell table:style-name="ce78" table:formula="of:=&quot;Vergi Dairesi  &quot;" office:value-type="string" office:string-value="Vergi Dairesi  " calcext:value-type="string">
            <text:p>Vergi Dairesi <text:s/></text:p>
          </table:table-cell>
          <table:table-cell table:style-name="ce79" office:value-type="string" calcext:value-type="string">
            <text:p>:</text:p>
          </table:table-cell>
          <table:table-cell table:style-name="ce79" table:formula="of:=[Senet_Borçlu_Alacaklı_Giriş.$C$7]" office:value-type="string" office:string-value="Tokat" calcext:value-type="string">
            <text:p>Tokat</text:p>
          </table:table-cell>
          <table:table-cell table:style-name="ce79"/>
          <table:table-cell table:style-name="ce80" table:number-columns-repeated="2"/>
          <table:table-cell table:style-name="ce81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4"/>
          <table:table-cell table:style-name="ce82" office:value-type="string" calcext:value-type="string">
            <text:p>KEFİL İsim Unvan</text:p>
          </table:table-cell>
          <table:table-cell table:style-name="ce83" office:value-type="string" calcext:value-type="string">
            <text:p>:</text:p>
          </table:table-cell>
          <table:table-cell table:style-name="ce83" table:formula="of:=[Senet_Borçlu_Alacaklı_Giriş.$C$9]" office:value-type="string" office:string-value=" " calcext:value-type="string">
            <text:p><text:s/></text:p>
          </table:table-cell>
          <table:table-cell table:style-name="ce83"/>
          <table:table-cell table:style-name="ce84"/>
          <table:table-cell table:style-name="ce44"/>
          <table:table-cell table:style-name="ce45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87" office:value-type="string" calcext:value-type="string">
            <text:p>TC Kimlik No</text:p>
          </table:table-cell>
          <table:table-cell table:style-name="ce88" office:value-type="string" calcext:value-type="string">
            <text:p>:</text:p>
          </table:table-cell>
          <table:table-cell table:style-name="ce89" table:formula="of:=[Senet_Borçlu_Alacaklı_Giriş.$C$12]" office:value-type="string" office:string-value=" " calcext:value-type="string">
            <text:p><text:s/></text:p>
          </table:table-cell>
          <table:table-cell table:style-name="ce88"/>
          <table:table-cell table:style-name="ce90"/>
          <table:table-cell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91" office:value-type="string" calcext:value-type="string">
            <text:p>Adres</text:p>
          </table:table-cell>
          <table:table-cell table:style-name="ce74" table:number-columns-repeated="2"/>
          <table:table-cell table:style-name="ce1"/>
          <table:table-cell table:style-name="ce75" office:value-type="string" calcext:value-type="string">
            <text:p>İmza</text:p>
          </table:table-cell>
          <table:table-cell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40" table:number-columns-spanned="4" table:number-rows-spanned="1"/>
          <table:covered-table-cell table:number-columns-repeated="3"/>
          <table:table-cell table:number-columns-repeated="2"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77"/>
          <table:table-cell table:style-name="ce79" table:formula="of:=&quot;Vergi Dairesi  &quot;" office:value-type="string" office:string-value="Vergi Dairesi  " calcext:value-type="string">
            <text:p>Vergi Dairesi <text:s/></text:p>
          </table:table-cell>
          <table:table-cell table:style-name="ce79"/>
          <table:table-cell table:style-name="ce79" table:formula="of:=[Senet_Borçlu_Alacaklı_Giriş.$C$11]" office:value-type="string" office:string-value=" " calcext:value-type="string">
            <text:p><text:s/></text:p>
          </table:table-cell>
          <table:table-cell table:style-name="ce79"/>
          <table:table-cell table:style-name="ce80" table:number-columns-repeated="2"/>
          <table:table-cell table:style-name="ce81"/>
          <table:table-cell table:style-name="ce54"/>
          <table:table-cell table:number-columns-repeated="1011"/>
        </table:table-row>
        <table:table-row table:style-name="ro4">
          <table:table-cell/>
          <table:table-cell table:style-name="ce92"/>
          <table:table-cell/>
          <table:table-cell table:style-name="ce80" table:number-columns-repeated="9"/>
          <table:table-cell table:style-name="ce81"/>
          <table:table-cell table:number-columns-repeated="1011"/>
        </table:table-row>
        <table:table-row table:style-name="ro4">
          <table:table-cell/>
          <table:table-cell table:style-name="ce1" table:number-columns-repeated="12"/>
          <table:table-cell table:number-columns-repeated="1011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/>
          <table:table-cell table:style-name="ce43"/>
          <table:table-cell table:style-name="ce145" table:formula="of:=[.$H134] &amp;&quot;    - Taksit No: &quot; &amp; [.$J126]&amp;&quot;  &quot;" office:value-type="string" office:string-value="CİHAN ÇAM    - Taksit No: 5  " calcext:value-type="string" table:number-columns-spanned="1" table:number-rows-spanned="25">
            <text:p>CİHAN ÇAM <text:s text:c="3"/>- Taksit No: 5 <text:s/></text:p>
          </table:table-cell>
          <table:table-cell table:style-name="ce44" table:number-columns-repeated="9"/>
          <table:table-cell table:style-name="ce45"/>
          <table:table-cell table:number-columns-repeated="1011"/>
        </table:table-row>
        <table:table-row table:style-name="ro4">
          <table:table-cell/>
          <table:table-cell table:style-name="ce46"/>
          <table:covered-table-cell/>
          <table:table-cell table:style-name="ce48"/>
          <table:table-cell table:style-name="ce113"/>
          <table:table-cell table:style-name="ce114" office:value-type="string" calcext:value-type="string">
            <text:p>VADE</text:p>
          </table:table-cell>
          <table:table-cell table:style-name="ce115"/>
          <table:table-cell table:style-name="ce114" office:value-type="string" calcext:value-type="string">
            <text:p>TÜRK LIRASI</text:p>
          </table:table-cell>
          <table:table-cell table:style-name="ce114"/>
          <table:table-cell table:style-name="ce114" office:value-type="string" calcext:value-type="string">
            <text:p>No</text:p>
          </table:table-cell>
          <table:table-cell table:style-name="ce116"/>
          <table:table-cell table:style-name="ce117" office:value-type="string" calcext:value-type="string">
            <text:p>DÜZENLEME TARIHI</text:p>
          </table:table-cell>
          <table:table-cell table:style-name="ce54"/>
          <table:table-cell table:number-columns-repeated="1011"/>
        </table:table-row>
        <table:table-row table:style-name="ro4">
          <table:table-cell/>
          <table:table-cell table:style-name="ce46"/>
          <table:covered-table-cell/>
          <table:table-cell table:style-name="ce48"/>
          <table:table-cell table:style-name="ce118"/>
          <table:table-cell table:style-name="ce121" table:formula="of:= IF([Senet_Taksit_Giriş.D94]=&quot;&quot;;&quot;&quot;;[Senet_Taksit_Giriş.D94])" table:number-columns-spanned="1" table:number-rows-spanned="2">
            <text:p/>
          </table:table-cell>
          <table:table-cell table:style-name="ce108"/>
          <table:table-cell table:style-name="ce123" table:formula="of:=&quot;# &quot;&amp;TEXT(([Senet_Taksit_Giriş.E7]);&quot;#.##0,00&quot;)&amp;&quot; TL #&quot;" office:value-type="string" office:string-value="# 7.000,00 TL #" calcext:value-type="string" table:number-columns-spanned="1" table:number-rows-spanned="2">
            <text:p># 7.000,00 TL #</text:p>
          </table:table-cell>
          <table:table-cell table:style-name="ce110"/>
          <table:table-cell table:style-name="ce125" table:formula="of:=[Senet_Taksit_Giriş.B7]" office:value-type="float" office:value="5" calcext:value-type="float" table:number-columns-spanned="1" table:number-rows-spanned="2">
            <text:p>5</text:p>
          </table:table-cell>
          <table:table-cell table:style-name="ce112"/>
          <table:table-cell table:style-name="ce127" table:formula="of:=[Senet_Taksit_Giriş.C7]" office:value-type="date" office:date-value="2023-08-30" calcext:value-type="date" table:number-columns-spanned="1" table:number-rows-spanned="2">
            <text:p>30.08.2023</text:p>
          </table:table-cell>
          <table:table-cell table:style-name="ce54"/>
          <table:table-cell table:number-columns-repeated="1011"/>
        </table:table-row>
        <table:table-row table:style-name="ro4">
          <table:table-cell/>
          <table:table-cell table:style-name="ce46"/>
          <table:covered-table-cell/>
          <table:table-cell table:style-name="ce48"/>
          <table:table-cell table:style-name="ce120"/>
          <table:covered-table-cell/>
          <table:table-cell table:style-name="ce122"/>
          <table:covered-table-cell/>
          <table:table-cell table:style-name="ce124"/>
          <table:covered-table-cell/>
          <table:table-cell table:style-name="ce126"/>
          <table:covered-table-cell/>
          <table:table-cell table:style-name="ce54"/>
          <table:table-cell table:number-columns-repeated="1011"/>
        </table:table-row>
        <table:table-row table:style-name="ro4">
          <table:table-cell/>
          <table:table-cell table:style-name="ce46"/>
          <table:covered-table-cell/>
          <table:table-cell table:style-name="ce48" table:number-columns-repeated="2"/>
          <table:table-cell table:style-name="ce131" table:formula="of:=&quot;                       İş bu emre muharrer senedim&quot;&amp;IF([Senet_Borçlu_Alacaklı_Giriş.$C$4]=&quot;Gerçek Kişi&quot;;&quot;in&quot;;&quot;izin&quot;)&amp;&quot; mükabilinde &quot;&amp;IF(TEXT([.F126];&quot;GG AAAA yyyy&quot;)=&quot;&quot;;&quot;                                          &quot;;TEXT([.F126];&quot;GG AAAA yyyy&quot;))&amp;&quot; tarihinde; Sayın : &quot;&amp;IF([Senet_Borçlu_Alacaklı_Giriş.$C$1]=&quot;&quot;;&quot;&#10;&quot;;[Senet_Borçlu_Alacaklı_Giriş.$C$1])&amp;&quot; veyahut emruhavalesine yukarıda yazılı Yalnız # &quot;&amp;[Senet_Taksit_Giriş.F7]&amp;&quot; #  kayıtsız ve şartsız ödemeyi vaadederi&quot;&amp;IF([Senet_Borçlu_Alacaklı_Giriş.$C$4]=&quot;Gerçek Kişi&quot;;&quot;m.&quot;;&quot;z.&quot;)&amp;&quot; Bedeli &quot;&amp;[Senet_Taksit_Giriş.G7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office:value-type="string" office:string-value="                       İş bu emre muharrer senedimin mükabilinde                                            tarihinde; Sayın : &#10; veyahut emruhavalesine yukarıda yazılı Yalnız # Yedi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calcext:value-type="string" table:number-columns-spanned="7" table:number-rows-spanned="6">
            <text:p>                       İş bu emre muharrer senedimin mükabilinde                                            tarihinde; Sayın : </text:p>
            <text:p> veyahut emruhavalesine yukarıda yazılı Yalnız # Yedi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011"/>
        </table:table-row>
        <table:table-row table:style-name="ro4">
          <table:table-cell/>
          <table:table-cell table:style-name="ce46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4"/>
          <table:table-cell table:style-name="ce65" office:value-type="string" calcext:value-type="string">
            <text:p>Borçlu İsim-Unvan</text:p>
          </table:table-cell>
          <table:table-cell table:style-name="ce66" office:value-type="string" calcext:value-type="string">
            <text:p>:</text:p>
          </table:table-cell>
          <table:table-cell table:style-name="ce100" office:value-type="string" calcext:value-type="string" table:number-columns-spanned="5" table:number-rows-spanned="1">
            <text:p>CİHAN ÇAM</text:p>
          </table:table-cell>
          <table:covered-table-cell table:number-columns-repeated="4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68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70" office:value-type="float" office:value="49048179620" calcext:value-type="float">
            <text:p>49048179620</text:p>
          </table:table-cell>
          <table:table-cell table:style-name="ce70" table:number-columns-repeated="3"/>
          <table:table-cell table:style-name="ce71"/>
          <table:table-cell table:style-name="ce54"/>
          <table:table-cell table:number-columns-repeated="101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table-cell table:style-name="ce73" office:value-type="string" calcext:value-type="string">
            <text:p>Adres</text:p>
          </table:table-cell>
          <table:table-cell table:style-name="ce74" table:number-columns-repeated="2"/>
          <table:table-cell table:style-name="ce1"/>
          <table:table-cell table:style-name="ce75" office:value-type="string" calcext:value-type="string">
            <text:p>İmza</text:p>
          </table:table-cell>
          <table:table-cell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table-cell table:style-name="ce103" table:formula="of:=[Senet_Borçlu_Alacaklı_Giriş.$C$6]" office:value-type="string" office:string-value="Bedestenlioğlu Mah. Oğuzkent Koop Giriş Kat Tokat" calcext:value-type="string" table:number-columns-spanned="4" table:number-rows-spanned="2">
            <text:p>Bedestenlioğlu Mah. Oğuzkent Koop Giriş Kat Tokat</text:p>
          </table:table-cell>
          <table:covered-table-cell table:number-columns-repeated="3"/>
          <table:table-cell table:style-name="ce74"/>
          <table:table-cell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covered-table-cell table:number-columns-repeated="4"/>
          <table:table-cell table:style-name="ce74"/>
          <table:table-cell table:style-name="ce90"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77"/>
          <table:table-cell table:style-name="ce78" table:formula="of:=&quot;Vergi Dairesi  &quot;" office:value-type="string" office:string-value="Vergi Dairesi  " calcext:value-type="string">
            <text:p>Vergi Dairesi <text:s/></text:p>
          </table:table-cell>
          <table:table-cell table:style-name="ce79" office:value-type="string" calcext:value-type="string">
            <text:p>:</text:p>
          </table:table-cell>
          <table:table-cell table:style-name="ce79" table:formula="of:=[Senet_Borçlu_Alacaklı_Giriş.$C$7]" office:value-type="string" office:string-value="Tokat" calcext:value-type="string">
            <text:p>Tokat</text:p>
          </table:table-cell>
          <table:table-cell table:style-name="ce79"/>
          <table:table-cell table:style-name="ce80" table:number-columns-repeated="2"/>
          <table:table-cell table:style-name="ce81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4"/>
          <table:table-cell table:style-name="ce82" office:value-type="string" calcext:value-type="string">
            <text:p>KEFİL İsim Unvan</text:p>
          </table:table-cell>
          <table:table-cell table:style-name="ce83" office:value-type="string" calcext:value-type="string">
            <text:p>:</text:p>
          </table:table-cell>
          <table:table-cell table:style-name="ce83" table:formula="of:=[Senet_Borçlu_Alacaklı_Giriş.$C$9]" office:value-type="string" office:string-value=" " calcext:value-type="string">
            <text:p><text:s/></text:p>
          </table:table-cell>
          <table:table-cell table:style-name="ce83"/>
          <table:table-cell table:style-name="ce84"/>
          <table:table-cell table:style-name="ce44"/>
          <table:table-cell table:style-name="ce45"/>
          <table:table-cell table:style-name="ce54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87" office:value-type="string" calcext:value-type="string">
            <text:p>TC Kimlik No</text:p>
          </table:table-cell>
          <table:table-cell table:style-name="ce88" office:value-type="string" calcext:value-type="string">
            <text:p>:</text:p>
          </table:table-cell>
          <table:table-cell table:style-name="ce89" table:formula="of:=[Senet_Borçlu_Alacaklı_Giriş.$C$12]" office:value-type="string" office:string-value=" " calcext:value-type="string">
            <text:p><text:s/></text:p>
          </table:table-cell>
          <table:table-cell table:style-name="ce88"/>
          <table:table-cell table:style-name="ce90"/>
          <table:table-cell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91" office:value-type="string" calcext:value-type="string">
            <text:p>Adres</text:p>
          </table:table-cell>
          <table:table-cell table:style-name="ce74" table:number-columns-repeated="2"/>
          <table:table-cell table:style-name="ce1"/>
          <table:table-cell table:style-name="ce75" office:value-type="string" calcext:value-type="string">
            <text:p>İmza</text:p>
          </table:table-cell>
          <table:table-cell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40" table:number-columns-spanned="4" table:number-rows-spanned="1"/>
          <table:covered-table-cell table:number-columns-repeated="3"/>
          <table:table-cell table:number-columns-repeated="2"/>
          <table:table-cell table:style-name="ce54" table:number-columns-repeated="2"/>
          <table:table-cell table:number-columns-repeated="101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77"/>
          <table:table-cell table:style-name="ce79" table:formula="of:=&quot;Vergi Dairesi  &quot;" office:value-type="string" office:string-value="Vergi Dairesi  " calcext:value-type="string">
            <text:p>Vergi Dairesi <text:s/></text:p>
          </table:table-cell>
          <table:table-cell table:style-name="ce79"/>
          <table:table-cell table:style-name="ce79" table:formula="of:=[Senet_Borçlu_Alacaklı_Giriş.$C$11]" office:value-type="string" office:string-value=" " calcext:value-type="string">
            <text:p><text:s/></text:p>
          </table:table-cell>
          <table:table-cell table:style-name="ce79"/>
          <table:table-cell table:style-name="ce80" table:number-columns-repeated="2"/>
          <table:table-cell table:style-name="ce81"/>
          <table:table-cell table:style-name="ce54"/>
          <table:table-cell table:number-columns-repeated="1011"/>
        </table:table-row>
        <table:table-row table:style-name="ro4">
          <table:table-cell/>
          <table:table-cell table:style-name="ce92"/>
          <table:covered-table-cell/>
          <table:table-cell table:style-name="ce80" table:number-columns-repeated="9"/>
          <table:table-cell table:style-name="ce81"/>
          <table:table-cell table:number-columns-repeated="1011"/>
        </table:table-row>
        <table:table-row table:style-name="ro4">
          <table:table-cell table:number-columns-repeated="2"/>
          <table:covered-table-cell/>
          <table:table-cell table:number-columns-repeated="1021"/>
        </table:table-row>
        <table:table-row table:style-name="ro4">
          <table:table-cell table:number-columns-repeated="2"/>
          <table:covered-table-cell/>
          <table:table-cell table:number-columns-repeated="1021"/>
        </table:table-row>
        <table:table-row table:style-name="ro4">
          <table:table-cell table:number-columns-repeated="2"/>
          <table:covered-table-cell/>
          <table:table-cell table:number-columns-repeated="1021"/>
        </table:table-row>
        <table:table-row table:style-name="ro4" table:number-rows-repeated="1048280">
          <table:table-cell table:number-columns-repeated="1024"/>
        </table:table-row>
        <table:table-row table:style-name="ro5" table:number-rows-repeated="63">
          <table:table-cell table:number-columns-repeated="1024"/>
        </table:table-row>
        <table:table-row table:style-name="ro4" table:number-rows-repeated="8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8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number-style style:name="N117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6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number-style style:name="N113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2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">
      <number:number number:decimal-places="0" number:min-decimal-places="0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Comma" style:display-name="Excel Built-in Comma" style:family="table-cell" style:parent-style-name="Default" style:data-style-name="N115">
      <style:table-cell-properties fo:background-color="transparent" style:vertical-align="automatic"/>
    </style:style>
    <style:style style:name="Excel_20_Built-in_20_Currency" style:display-name="Excel Built-in Currency" style:family="table-cell" style:parent-style-name="Default" style:data-style-name="N119">
      <style:table-cell-properties fo:background-color="transparent" style:vertical-align="automatic"/>
    </style:style>
  </office:styles>
  <office:automatic-styles>
    <style:page-layout style:name="Mpm1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924cm" fo:margin-left="0cm" fo:margin-right="0cm" fo:margin-bottom="0cm"/>
      </style:header-style>
      <style:footer-style>
        <style:header-footer-properties fo:min-height="0.924cm" fo:margin-left="0cm" fo:margin-right="0cm" fo:margin-top="0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3">
      <style:page-layout-properties style:num-format="1" style:print-orientation="portrait" fo:margin-top="0cm" fo:margin-bottom="0cm" fo:margin-left="0.6cm" fo:margin-right="0.6cm" style:print-page-order="ttb" style:first-page-number="continue" style:scale-to-X="1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mp1" style:page-layout-name="Mpm1">
      <style:header>
        <text:p><text:span text:style-name="MT1"><text:sheet-name>???</text:sheet-name></text:span></text:p>
      </style:header>
      <style:header-left style:display="false"/>
      <style:header-first/>
      <style:footer>
        <text:p><text:span text:style-name="MT1">Page </text:span><text:span text:style-name="MT1"><text:page-number>1</text:page-number></text:span></text:p>
      </style:footer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oshiba</meta:initial-creator>
    <meta:creation-date>2018-01-01T13:28:37Z</meta:creation-date>
    <dc:date>2023-09-16T06:18:29.066297834</dc:date>
    <meta:print-date>2023-09-04T11:50:04Z</meta:print-date>
    <meta:editing-cycles>39</meta:editing-cycles>
    <meta:editing-duration>PT11H41M43S</meta:editing-duration>
    <meta:document-statistic meta:table-count="4" meta:cell-count="30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